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1.905cm"/>
    </style:style>
    <style:style style:name="Tabla1.C" style:family="table-column">
      <style:table-column-properties style:column-width="2.09cm"/>
    </style:style>
    <style:style style:name="Tabla1.D" style:family="table-column">
      <style:table-column-properties style:column-width="3.493cm"/>
    </style:style>
    <style:style style:name="Tabla1.E" style:family="table-column">
      <style:table-column-properties style:column-width="3.916cm"/>
    </style:style>
    <style:style style:name="Tabla1.F" style:family="table-column">
      <style:table-column-properties style:column-width="3.704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fo:font-size="16pt" fo:font-weight="bold" officeooo:rsid="00025f76" officeooo:paragraph-rsid="00025f76"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Arial" fo:font-size="16pt" fo:font-weight="bold" officeooo:rsid="0072dae5" officeooo:paragraph-rsid="0072dae5" style:font-size-asian="16pt" style:font-weight-asian="bold" style:font-size-complex="16pt" style:font-weight-complex="bold"/>
    </style:style>
    <style:style style:name="P3" style:family="paragraph" style:parent-style-name="Standard">
      <style:text-properties style:font-name="Arial" fo:font-size="14pt" style:text-underline-style="none" fo:font-weight="bold" officeooo:rsid="00025f76" officeooo:paragraph-rsid="00025f76"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Arial" fo:font-size="14pt" style:text-underline-style="none" fo:font-weight="bold" officeooo:rsid="00025f76" officeooo:paragraph-rsid="00025f76"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2pt" style:text-underline-style="none" fo:font-weight="normal" officeooo:rsid="00025f76" officeooo:paragraph-rsid="00025f76"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style:text-underline-style="none" fo:font-weight="normal" officeooo:rsid="00212065" officeooo:paragraph-rsid="00212065"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style:text-underline-style="none" fo:font-weight="normal" officeooo:rsid="0023fde9" officeooo:paragraph-rsid="0023fde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style:text-underline-style="none" fo:font-weight="normal" officeooo:rsid="004846ef" officeooo:paragraph-rsid="004846ef"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style:text-underline-style="none" fo:font-weight="normal" officeooo:rsid="00270e9e" officeooo:paragraph-rsid="00270e9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style:text-underline-style="none" fo:font-weight="normal" officeooo:rsid="0075178c" officeooo:paragraph-rsid="0075178c"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style:text-underline-style="none" fo:font-weight="normal" officeooo:rsid="00049da6" officeooo:paragraph-rsid="000b79e8"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style:text-underline-style="solid" style:text-underline-width="auto" style:text-underline-color="font-color" fo:font-weight="normal" officeooo:rsid="0023fde9" officeooo:paragraph-rsid="0023fde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Arial" fo:font-size="12pt" style:text-underline-style="solid" style:text-underline-width="auto" style:text-underline-color="font-color" fo:font-weight="normal" officeooo:rsid="00270e9e" officeooo:paragraph-rsid="00573e0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style:text-underline-style="solid" style:text-underline-width="auto" style:text-underline-color="font-color" fo:font-weight="normal" officeooo:rsid="002e9451" officeooo:paragraph-rsid="002e9451"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Arial" fo:font-size="12pt" style:text-underline-style="solid" style:text-underline-width="auto" style:text-underline-color="font-color" fo:font-weight="normal" officeooo:rsid="0058bae0" officeooo:paragraph-rsid="0058bae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Arial" fo:font-size="12pt" style:text-underline-style="solid" style:text-underline-width="auto" style:text-underline-color="font-color" fo:font-weight="normal" officeooo:rsid="005c3db9" officeooo:paragraph-rsid="005c3db9"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Arial" fo:font-size="12pt" style:text-underline-style="solid" style:text-underline-width="auto" style:text-underline-color="font-color" fo:font-weight="normal" officeooo:rsid="005c3db9" officeooo:paragraph-rsid="006cf937"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Arial" fo:font-size="12pt" style:text-underline-style="solid" style:text-underline-width="auto" style:text-underline-color="font-color" fo:font-weight="normal" officeooo:rsid="005dcf2b" officeooo:paragraph-rsid="005dcf2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Arial" fo:font-size="12pt" style:text-underline-style="solid" style:text-underline-width="auto" style:text-underline-color="font-color" fo:font-weight="normal" officeooo:rsid="00609e98" officeooo:paragraph-rsid="00609e9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Arial" fo:font-size="12pt" style:text-underline-style="solid" style:text-underline-width="auto" style:text-underline-color="font-color" fo:font-weight="normal" officeooo:rsid="006153f4" officeooo:paragraph-rsid="006153f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Arial" fo:font-size="12pt" fo:font-style="normal" style:text-underline-style="none" fo:font-weight="normal" officeooo:rsid="005c3db9" officeooo:paragraph-rsid="0058bae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Arial" fo:font-size="12pt" fo:font-style="normal" style:text-underline-style="none" fo:font-weight="normal" officeooo:rsid="005c3db9" officeooo:paragraph-rsid="006cf937"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Arial" fo:font-size="12pt" fo:font-style="normal" style:text-underline-style="none" fo:font-weight="normal" officeooo:rsid="005c3db9" officeooo:paragraph-rsid="005c3db9"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Arial" fo:font-size="12pt" fo:font-style="normal" style:text-underline-style="none" fo:font-weight="normal" officeooo:rsid="00270e9e" officeooo:paragraph-rsid="00573e05"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Arial" fo:font-size="12pt" fo:font-style="normal" style:text-underline-style="none" fo:font-weight="normal" officeooo:rsid="0058bae0" officeooo:paragraph-rsid="0058bae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Arial" fo:font-size="12pt" fo:font-style="normal" style:text-underline-style="none" fo:font-weight="normal" officeooo:rsid="005ae94b" officeooo:paragraph-rsid="005a3ece"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Arial" fo:font-size="12pt" fo:font-style="normal" style:text-underline-style="none" fo:font-weight="normal" officeooo:rsid="00609e98" officeooo:paragraph-rsid="00609e98"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Arial" fo:font-size="12pt" fo:font-style="normal" style:text-underline-style="none" fo:font-weight="normal" officeooo:rsid="006153f4" officeooo:paragraph-rsid="006153f4"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Arial" fo:font-size="12pt" fo:font-style="normal" style:text-underline-style="none" fo:font-weight="normal" officeooo:rsid="0063083e" officeooo:paragraph-rsid="0063083e"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officeooo:paragraph-rsid="004846ef"/>
    </style:style>
    <style:style style:name="P31" style:family="paragraph" style:parent-style-name="Table_20_Contents">
      <style:paragraph-properties fo:text-align="center" style:justify-single-word="false"/>
      <style:text-properties style:font-name="Arial" fo:font-size="12pt" officeooo:rsid="00270e9e" officeooo:paragraph-rsid="00270e9e" style:font-size-asian="10.5pt" style:font-size-complex="12pt"/>
    </style:style>
    <style:style style:name="P32" style:family="paragraph" style:parent-style-name="Table_20_Contents">
      <style:paragraph-properties fo:text-align="center" style:justify-single-word="false"/>
      <style:text-properties style:font-name="Arial" fo:font-size="12pt" officeooo:rsid="002c9237" officeooo:paragraph-rsid="002c9237" style:font-size-asian="10.5pt" style:font-size-complex="12pt"/>
    </style:style>
    <style:style style:name="P33" style:family="paragraph" style:parent-style-name="Table_20_Contents">
      <style:paragraph-properties fo:text-align="center" style:justify-single-word="false"/>
      <style:text-properties style:font-name="Arial" fo:font-size="10.5pt" officeooo:rsid="002a2b5e" officeooo:paragraph-rsid="002a2b5e" style:font-size-asian="10.5pt" style:font-size-complex="10.5pt"/>
    </style:style>
    <style:style style:name="P34" style:family="paragraph" style:parent-style-name="Table_20_Contents">
      <style:paragraph-properties fo:text-align="center" style:justify-single-word="false"/>
      <style:text-properties style:font-name="Arial" fo:font-size="10.5pt" officeooo:rsid="002be081" officeooo:paragraph-rsid="002be081" style:font-size-asian="10.5pt" style:font-size-complex="10.5pt"/>
    </style:style>
    <style:style style:name="P35" style:family="paragraph" style:parent-style-name="Table_20_Contents">
      <style:paragraph-properties fo:text-align="center" style:justify-single-word="false"/>
      <style:text-properties style:font-name="Arial" fo:font-size="10.5pt" officeooo:rsid="002c9237" officeooo:paragraph-rsid="002c9237" style:font-size-asian="10.5pt" style:font-size-complex="10.5pt"/>
    </style:style>
    <style:style style:name="P36" style:family="paragraph" style:parent-style-name="Table_20_Contents">
      <style:paragraph-properties fo:text-align="center" style:justify-single-word="false"/>
      <style:text-properties style:font-name="Arial" fo:font-size="10.5pt" officeooo:rsid="002c9237" officeooo:paragraph-rsid="002eb4de" style:font-size-asian="10.5pt" style:font-size-complex="10.5pt"/>
    </style:style>
    <style:style style:name="P37" style:family="paragraph" style:parent-style-name="Table_20_Contents">
      <style:paragraph-properties fo:text-align="center" style:justify-single-word="false"/>
      <style:text-properties style:font-name="Arial" fo:font-size="10.5pt" officeooo:rsid="0032e559" officeooo:paragraph-rsid="0032e559" style:font-size-asian="10.5pt" style:font-size-complex="10.5pt"/>
    </style:style>
    <style:style style:name="P38" style:family="paragraph" style:parent-style-name="Table_20_Contents">
      <style:paragraph-properties fo:text-align="center" style:justify-single-word="false"/>
      <style:text-properties style:font-name="Arial" fo:font-size="10.5pt" officeooo:rsid="0033e758" officeooo:paragraph-rsid="0033e758" style:font-size-asian="10.5pt" style:font-size-complex="10.5pt"/>
    </style:style>
    <style:style style:name="P39" style:family="paragraph" style:parent-style-name="Table_20_Contents">
      <style:paragraph-properties fo:text-align="center" style:justify-single-word="false"/>
      <style:text-properties style:font-name="Arial" fo:font-size="10.5pt" officeooo:rsid="0033f36e" officeooo:paragraph-rsid="0033f36e" style:font-size-asian="10.5pt" style:font-size-complex="10.5pt"/>
    </style:style>
    <style:style style:name="P40" style:family="paragraph" style:parent-style-name="Table_20_Contents">
      <style:paragraph-properties fo:text-align="center" style:justify-single-word="false"/>
      <style:text-properties style:font-name="Arial" fo:font-size="10.5pt" officeooo:rsid="0037c9eb" officeooo:paragraph-rsid="0037c9eb" style:font-size-asian="10.5pt" style:font-size-complex="10.5pt"/>
    </style:style>
    <style:style style:name="P41" style:family="paragraph" style:parent-style-name="Table_20_Contents">
      <style:paragraph-properties fo:text-align="center" style:justify-single-word="false"/>
      <style:text-properties style:font-name="Arial" fo:font-size="10.5pt" officeooo:rsid="003a7ce2" officeooo:paragraph-rsid="003a7ce2" style:font-size-asian="10.5pt" style:font-size-complex="10.5pt"/>
    </style:style>
    <style:style style:name="P42" style:family="paragraph" style:parent-style-name="Table_20_Contents">
      <style:paragraph-properties fo:text-align="center" style:justify-single-word="false"/>
      <style:text-properties style:font-name="Arial" fo:font-size="10.5pt" officeooo:rsid="003ccdeb" officeooo:paragraph-rsid="003ccdeb" style:font-size-asian="10.5pt" style:font-size-complex="10.5pt"/>
    </style:style>
    <style:style style:name="P43" style:family="paragraph" style:parent-style-name="Table_20_Contents">
      <style:paragraph-properties fo:text-align="center" style:justify-single-word="false"/>
      <style:text-properties style:font-name="Arial" fo:font-size="10.5pt" officeooo:rsid="00429130" officeooo:paragraph-rsid="00429130" style:font-size-asian="10.5pt" style:font-size-complex="10.5pt"/>
    </style:style>
    <style:style style:name="P44" style:family="paragraph" style:parent-style-name="Table_20_Contents">
      <style:paragraph-properties fo:text-align="center" style:justify-single-word="false"/>
      <style:text-properties style:font-name="Arial" fo:font-size="10.5pt" officeooo:rsid="0044543e" officeooo:paragraph-rsid="0044543e" style:font-size-asian="10.5pt" style:font-size-complex="10.5pt"/>
    </style:style>
    <style:style style:name="P45" style:family="paragraph" style:parent-style-name="Table_20_Contents">
      <style:paragraph-properties fo:text-align="center" style:justify-single-word="false"/>
      <style:text-properties style:font-name="Arial" fo:font-size="10.5pt" officeooo:rsid="004582bb" officeooo:paragraph-rsid="004582bb" style:font-size-asian="10.5pt" style:font-size-complex="10.5pt"/>
    </style:style>
    <style:style style:name="P46" style:family="paragraph" style:parent-style-name="Table_20_Contents">
      <style:paragraph-properties fo:text-align="center" style:justify-single-word="false"/>
      <style:text-properties style:font-name="Arial" fo:font-size="10.5pt" officeooo:rsid="00498623" officeooo:paragraph-rsid="00498623" style:font-size-asian="10.5pt" style:font-size-complex="10.5pt"/>
    </style:style>
    <style:style style:name="P47" style:family="paragraph" style:parent-style-name="Table_20_Contents">
      <style:paragraph-properties fo:text-align="center" style:justify-single-word="false"/>
      <style:text-properties style:font-name="Arial" fo:font-size="10.5pt" officeooo:rsid="004bd1cd" officeooo:paragraph-rsid="004bd1cd" style:font-size-asian="10.5pt" style:font-size-complex="10.5pt"/>
    </style:style>
    <style:style style:name="P48" style:family="paragraph" style:parent-style-name="Table_20_Contents">
      <style:paragraph-properties fo:text-align="center" style:justify-single-word="false"/>
      <style:text-properties style:font-name="Arial" fo:font-size="10.5pt" officeooo:rsid="004d36a4" officeooo:paragraph-rsid="004d36a4" style:font-size-asian="10.5pt" style:font-size-complex="10.5pt"/>
    </style:style>
    <style:style style:name="P49" style:family="paragraph" style:parent-style-name="Table_20_Contents">
      <style:paragraph-properties fo:text-align="center" style:justify-single-word="false"/>
      <style:text-properties style:font-name="Arial" fo:font-size="10.5pt" officeooo:rsid="004f2025" officeooo:paragraph-rsid="004f2025" style:font-size-asian="10.5pt" style:font-size-complex="10.5pt"/>
    </style:style>
    <style:style style:name="P50" style:family="paragraph" style:parent-style-name="Table_20_Contents">
      <style:paragraph-properties fo:text-align="center" style:justify-single-word="false"/>
      <style:text-properties style:font-name="Arial" fo:font-size="10.5pt" officeooo:rsid="0051aad5" officeooo:paragraph-rsid="0051aad5" style:font-size-asian="10.5pt" style:font-size-complex="10.5pt"/>
    </style:style>
    <style:style style:name="P51" style:family="paragraph" style:parent-style-name="Table_20_Contents">
      <style:paragraph-properties fo:text-align="center" style:justify-single-word="false"/>
      <style:text-properties style:font-name="Arial" fo:font-size="10.5pt" officeooo:rsid="00533824" officeooo:paragraph-rsid="00533824" style:font-size-asian="10.5pt" style:font-size-complex="10.5pt"/>
    </style:style>
    <style:style style:name="P52" style:family="paragraph" style:parent-style-name="Table_20_Contents">
      <style:paragraph-properties fo:text-align="center" style:justify-single-word="false"/>
      <style:text-properties style:font-name="Arial" fo:font-size="10.5pt" officeooo:rsid="0056ad70" officeooo:paragraph-rsid="0056ad70" style:font-size-asian="10.5pt" style:font-size-complex="10.5pt"/>
    </style:style>
    <style:style style:name="P53" style:family="paragraph" style:parent-style-name="Table_20_Contents">
      <style:paragraph-properties fo:text-align="center" style:justify-single-word="false"/>
      <style:text-properties style:font-name="Arial" fo:font-size="10.5pt" style:text-underline-style="none" officeooo:rsid="003ec8ba" officeooo:paragraph-rsid="003ec8ba" style:font-size-asian="10.5pt" style:font-size-complex="10.5pt"/>
    </style:style>
    <style:style style:name="P54" style:family="paragraph" style:parent-style-name="Table_20_Contents">
      <style:paragraph-properties fo:text-align="center" style:justify-single-word="false"/>
      <style:text-properties style:font-name="Arial" officeooo:rsid="002c9237" officeooo:paragraph-rsid="002c9237"/>
    </style:style>
    <style:style style:name="P55" style:family="paragraph" style:parent-style-name="Table_20_Contents">
      <style:paragraph-properties fo:text-align="center" style:justify-single-word="false"/>
      <style:text-properties style:font-name="Arial" officeooo:rsid="002eb4de" officeooo:paragraph-rsid="002eb4de"/>
    </style:style>
    <style:style style:name="P56" style:family="paragraph" style:parent-style-name="Preformatted_20_Text" style:list-style-name="L1">
      <style:paragraph-properties fo:text-align="justify" style:justify-single-word="false"/>
      <style:text-properties officeooo:paragraph-rsid="007765b0"/>
    </style:style>
    <style:style style:name="P57" style:family="paragraph" style:parent-style-name="Preformatted_20_Text" style:list-style-name="L1">
      <style:paragraph-properties fo:text-align="justify" style:justify-single-word="false"/>
      <style:text-properties style:font-name="Consolas" fo:font-size="13pt" style:text-underline-style="none" fo:font-weight="normal" officeooo:rsid="007765b0" officeooo:paragraph-rsid="007765b0" style:font-size-asian="10.5pt" style:font-weight-asian="normal" style:font-size-complex="12pt" style:font-weight-complex="normal"/>
    </style:style>
    <style:style style:name="P58" style:family="paragraph" style:parent-style-name="Preformatted_20_Text">
      <style:paragraph-properties fo:text-align="justify" style:justify-single-word="false"/>
      <style:text-properties style:font-name="Consolas" fo:font-size="13pt" style:text-underline-style="none" fo:font-weight="normal" officeooo:rsid="0079e523" officeooo:paragraph-rsid="0079e523" style:font-size-asian="10.5pt" style:font-weight-asian="normal" style:font-size-complex="12pt" style:font-weight-complex="normal"/>
    </style:style>
    <style:style style:name="P59" style:family="paragraph" style:parent-style-name="Preformatted_20_Text" style:list-style-name="L1">
      <style:paragraph-properties fo:text-align="justify" style:justify-single-word="false"/>
      <style:text-properties style:font-name="Arial" fo:font-size="12pt" officeooo:rsid="0079e523" officeooo:paragraph-rsid="0079e523" style:font-size-asian="12pt" style:font-size-complex="12pt"/>
    </style:style>
    <style:style style:name="P60" style:family="paragraph" style:parent-style-name="Preformatted_20_Text" style:list-style-name="L1">
      <style:paragraph-properties fo:text-align="justify" style:justify-single-word="false"/>
      <style:text-properties style:font-name="Arial" fo:font-size="12pt" style:text-underline-style="none" fo:font-weight="normal" officeooo:rsid="0079e523" officeooo:paragraph-rsid="0079e523" style:font-size-asian="12pt" style:font-weight-asian="normal" style:font-size-complex="12pt" style:font-weight-complex="normal"/>
    </style:style>
    <style:style style:name="P61" style:family="paragraph" style:parent-style-name="Preformatted_20_Text">
      <style:paragraph-properties fo:text-align="justify" style:justify-single-word="false"/>
      <style:text-properties style:font-name="Arial" fo:font-size="12pt" style:text-underline-style="none" fo:font-weight="normal" officeooo:rsid="007ab1a9" officeooo:paragraph-rsid="0079e523" style:font-size-asian="12pt" style:font-weight-asian="normal" style:font-size-complex="12pt" style:font-weight-complex="normal"/>
    </style:style>
    <style:style style:name="P62" style:family="paragraph" style:parent-style-name="Preformatted_20_Text" style:list-style-name="L1">
      <style:paragraph-properties fo:text-align="justify" style:justify-single-word="false"/>
      <style:text-properties officeooo:rsid="0079e523" officeooo:paragraph-rsid="0079e523"/>
    </style:style>
    <style:style style:name="P63" style:family="paragraph" style:parent-style-name="Standard" style:list-style-name="L1">
      <style:paragraph-properties fo:text-align="justify" style:justify-single-word="false"/>
      <style:text-properties style:font-name="Arial" fo:font-size="14pt" style:text-underline-style="none" fo:font-weight="bold" officeooo:rsid="00025f76" officeooo:paragraph-rsid="00025f76" style:font-size-asian="14pt" style:font-weight-asian="bold" style:font-size-complex="14pt" style:font-weight-complex="bold"/>
    </style:style>
    <style:style style:name="P64" style:family="paragraph" style:parent-style-name="Standard" style:list-style-name="L1">
      <style:paragraph-properties fo:text-align="justify" style:justify-single-word="false"/>
      <style:text-properties style:font-name="Arial" fo:font-size="14pt" style:text-underline-style="none" fo:font-weight="bold" officeooo:rsid="00025f76" officeooo:paragraph-rsid="0075178c" style:font-size-asian="14pt" style:font-weight-asian="bold" style:font-size-complex="14pt" style:font-weight-complex="bold"/>
    </style:style>
    <style:style style:name="P65" style:family="paragraph" style:parent-style-name="Standard" style:list-style-name="L1">
      <style:text-properties style:font-name="Arial" fo:font-size="14pt" style:text-underline-style="none" fo:font-weight="bold" officeooo:rsid="00025f76" officeooo:paragraph-rsid="00025f76" style:font-size-asian="14pt" style:font-weight-asian="bold" style:font-size-complex="14pt" style:font-weight-complex="bold"/>
    </style:style>
    <style:style style:name="P66" style:family="paragraph" style:parent-style-name="Standard" style:list-style-name="L1">
      <style:paragraph-properties fo:text-align="justify" style:justify-single-word="false"/>
      <style:text-properties style:font-name="Arial" fo:font-size="12pt" style:text-underline-style="none" fo:font-weight="normal" officeooo:rsid="00049da6" officeooo:paragraph-rsid="00049da6" style:font-size-asian="10.5pt" style:font-weight-asian="normal" style:font-size-complex="12pt" style:font-weight-complex="normal"/>
    </style:style>
    <style:style style:name="P67" style:family="paragraph" style:parent-style-name="Standard" style:list-style-name="L7">
      <style:paragraph-properties fo:text-align="justify" style:justify-single-word="false"/>
      <style:text-properties style:font-name="Arial" fo:font-size="12pt" style:text-underline-style="none" fo:font-weight="normal" officeooo:rsid="001ab0cb" officeooo:paragraph-rsid="001ab0cb" style:font-size-asian="10.5pt" style:font-weight-asian="normal" style:font-size-complex="12pt" style:font-weight-complex="normal"/>
    </style:style>
    <style:style style:name="P68" style:family="paragraph" style:parent-style-name="Standard" style:list-style-name="L7">
      <style:paragraph-properties fo:text-align="justify" style:justify-single-word="false"/>
      <style:text-properties style:font-name="Arial" fo:font-size="12pt" style:text-underline-style="none" fo:font-weight="normal" officeooo:rsid="0018cee9" officeooo:paragraph-rsid="0018cee9" style:font-size-asian="10.5pt" style:font-weight-asian="normal" style:font-size-complex="12pt" style:font-weight-complex="normal"/>
    </style:style>
    <style:style style:name="P69" style:family="paragraph" style:parent-style-name="Standard" style:list-style-name="L7">
      <style:paragraph-properties fo:text-align="justify" style:justify-single-word="false"/>
      <style:text-properties style:font-name="Arial" fo:font-size="12pt" style:text-underline-style="none" fo:font-weight="normal" officeooo:rsid="00212065" officeooo:paragraph-rsid="00212065" style:font-size-asian="10.5pt" style:font-weight-asian="normal" style:font-size-complex="12pt" style:font-weight-complex="normal"/>
    </style:style>
    <style:style style:name="P70" style:family="paragraph" style:parent-style-name="Standard" style:list-style-name="L7">
      <style:paragraph-properties fo:text-align="justify" style:justify-single-word="false"/>
      <style:text-properties style:font-name="Arial" fo:font-size="12pt" style:text-underline-style="none" fo:font-weight="normal" officeooo:rsid="00256b52" officeooo:paragraph-rsid="00256b52" style:font-size-asian="10.5pt" style:font-weight-asian="normal" style:font-size-complex="12pt" style:font-weight-complex="normal"/>
    </style:style>
    <style:style style:name="P71" style:family="paragraph" style:parent-style-name="Standard" style:list-style-name="L7">
      <style:paragraph-properties fo:text-align="justify" style:justify-single-word="false"/>
      <style:text-properties style:font-name="Arial" fo:font-size="12pt" style:text-underline-style="none" fo:font-weight="normal" officeooo:rsid="00025f76" officeooo:paragraph-rsid="00161f21" style:font-size-asian="10.5pt" style:font-weight-asian="normal" style:font-size-complex="12pt" style:font-weight-complex="normal"/>
    </style:style>
    <style:style style:name="P72" style:family="paragraph" style:parent-style-name="Standard" style:list-style-name="L1">
      <style:paragraph-properties fo:text-align="justify" style:justify-single-word="false"/>
      <style:text-properties style:font-name="Arial" fo:font-size="12pt" style:text-underline-style="none" fo:font-weight="normal" officeooo:rsid="0075178c" officeooo:paragraph-rsid="0075178c" style:font-size-asian="10.5pt" style:font-weight-asian="normal" style:font-size-complex="12pt" style:font-weight-complex="normal"/>
    </style:style>
    <style:style style:name="P73" style:family="paragraph" style:parent-style-name="Standard" style:list-style-name="L1">
      <style:paragraph-properties fo:text-align="justify" style:justify-single-word="false"/>
      <style:text-properties style:font-name="Arial" fo:font-size="12pt" style:text-underline-style="none" fo:font-weight="normal" officeooo:rsid="007765b0" officeooo:paragraph-rsid="007765b0"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Arial" fo:font-size="12pt" style:text-underline-style="none" fo:font-weight="normal" officeooo:rsid="007765b0" officeooo:paragraph-rsid="007765b0" style:font-size-asian="10.5pt" style:font-weight-asian="normal" style:font-size-complex="12pt" style:font-weight-complex="normal"/>
    </style:style>
    <style:style style:name="P75" style:family="paragraph" style:parent-style-name="Standard" style:list-style-name="L1">
      <style:paragraph-properties fo:text-align="justify" style:justify-single-word="false"/>
      <style:text-properties style:font-name="Arial" fo:font-size="12pt" style:text-underline-style="none" fo:font-weight="normal" officeooo:rsid="00049da6" officeooo:paragraph-rsid="00049da6" style:font-size-asian="12pt" style:font-weight-asian="normal" style:font-size-complex="12pt" style:font-weight-complex="normal"/>
    </style:style>
    <style:style style:name="P76" style:family="paragraph" style:parent-style-name="Standard" style:list-style-name="L1">
      <style:paragraph-properties fo:text-align="justify" style:justify-single-word="false"/>
      <style:text-properties style:font-name="Arial" fo:font-size="12pt" style:text-underline-style="none" fo:font-weight="normal" officeooo:rsid="0007570b" officeooo:paragraph-rsid="0007570b" style:font-size-asian="12pt" style:font-weight-asian="normal" style:font-size-complex="12pt" style:font-weight-complex="normal"/>
    </style:style>
    <style:style style:name="P77" style:family="paragraph" style:parent-style-name="Standard" style:list-style-name="L1">
      <style:paragraph-properties fo:text-align="justify" style:justify-single-word="false"/>
      <style:text-properties style:font-name="Arial" fo:font-size="12pt" style:text-underline-style="none" fo:font-weight="normal" officeooo:rsid="0005acc0" officeooo:paragraph-rsid="0005acc0" style:font-size-asian="12pt" style:font-weight-asian="normal" style:font-size-complex="12pt" style:font-weight-complex="normal"/>
    </style:style>
    <style:style style:name="P78" style:family="paragraph" style:parent-style-name="Standard" style:list-style-name="L1">
      <style:paragraph-properties fo:text-align="justify" style:justify-single-word="false"/>
      <style:text-properties style:font-name="Arial" fo:font-size="12pt" fo:font-style="normal" style:text-underline-style="solid" style:text-underline-width="auto" style:text-underline-color="font-color" fo:font-weight="normal" officeooo:rsid="00025f76" officeooo:paragraph-rsid="00025f76" style:font-size-asian="12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justify" style:justify-single-word="false"/>
      <style:text-properties style:font-name="Arial" fo:font-size="12pt" fo:font-style="normal" style:text-underline-style="none" fo:font-weight="normal" officeooo:rsid="005f45c5" officeooo:paragraph-rsid="005f45c5" style:font-size-asian="10.5pt" style:font-style-asian="normal" style:font-weight-asian="normal" style:font-size-complex="12pt" style:font-style-complex="normal" style:font-weight-complex="normal"/>
    </style:style>
    <style:style style:name="P80" style:family="paragraph" style:parent-style-name="Standard" style:list-style-name="L4">
      <style:paragraph-properties fo:text-align="justify" style:justify-single-word="false"/>
      <style:text-properties style:font-name="Arial" fo:font-size="12pt" fo:font-style="normal" style:text-underline-style="none" fo:font-weight="normal" officeooo:rsid="0058bae0" officeooo:paragraph-rsid="0058bae0" style:font-size-asian="10.5pt" style:font-style-asian="normal" style:font-weight-asian="normal" style:font-size-complex="12pt" style:font-style-complex="normal" style:font-weight-complex="normal"/>
    </style:style>
    <style:style style:name="P81" style:family="paragraph" style:parent-style-name="Standard" style:list-style-name="L5">
      <style:paragraph-properties fo:text-align="justify" style:justify-single-word="false"/>
      <style:text-properties style:font-name="Arial" fo:font-size="12pt" fo:font-style="normal" style:text-underline-style="none" fo:font-weight="normal" officeooo:rsid="00657655" officeooo:paragraph-rsid="00657655" style:font-size-asian="10.5pt" style:font-style-asian="normal" style:font-weight-asian="normal" style:font-size-complex="12pt" style:font-style-complex="normal" style:font-weight-complex="normal"/>
    </style:style>
    <style:style style:name="P82" style:family="paragraph" style:parent-style-name="Standard" style:list-style-name="L1">
      <style:paragraph-properties fo:text-align="justify" style:justify-single-word="false"/>
      <style:text-properties style:font-name="Arial" fo:font-size="12pt" style:text-underline-style="solid" style:text-underline-width="auto" style:text-underline-color="font-color" fo:font-weight="normal" officeooo:rsid="00025f76" officeooo:paragraph-rsid="00025f76" style:font-size-asian="12pt" style:font-weight-asian="normal" style:font-size-complex="12pt" style:font-weight-complex="normal"/>
    </style:style>
    <style:style style:name="P83" style:family="paragraph" style:parent-style-name="Standard" style:list-style-name="L1">
      <style:paragraph-properties fo:text-align="justify" style:justify-single-word="false"/>
      <style:text-properties style:font-name="Arial" fo:font-size="12pt" style:text-underline-style="solid" style:text-underline-width="auto" style:text-underline-color="font-color" fo:font-weight="normal" officeooo:rsid="00049da6" officeooo:paragraph-rsid="00049da6" style:font-size-asian="12pt" style:font-weight-asian="normal" style:font-size-complex="12pt" style:font-weight-complex="normal"/>
    </style:style>
    <style:style style:name="P84" style:family="paragraph" style:parent-style-name="Standard" style:list-style-name="L1">
      <style:paragraph-properties fo:text-align="justify" style:justify-single-word="false"/>
      <style:text-properties style:font-name="Arial" fo:font-size="12pt" style:text-underline-style="solid" style:text-underline-width="auto" style:text-underline-color="font-color" fo:font-weight="normal" officeooo:rsid="0005acc0" officeooo:paragraph-rsid="0005acc0" style:font-size-asian="12pt" style:font-weight-asian="normal" style:font-size-complex="12pt" style:font-weight-complex="normal"/>
    </style:style>
    <style:style style:name="P85" style:family="paragraph" style:parent-style-name="Standard" style:list-style-name="L2">
      <style:paragraph-properties fo:text-align="justify" style:justify-single-word="false"/>
      <style:text-properties style:font-name="Arial" fo:font-size="12pt" style:text-underline-style="solid" style:text-underline-width="auto" style:text-underline-color="font-color" fo:font-weight="normal" officeooo:rsid="005f3793" officeooo:paragraph-rsid="005f3793" style:font-size-asian="10.5pt" style:font-weight-asian="normal" style:font-size-complex="12pt" style:font-weight-complex="normal"/>
    </style:style>
    <style:style style:name="P86" style:family="paragraph" style:parent-style-name="Standard" style:list-style-name="L3">
      <style:paragraph-properties fo:text-align="justify" style:justify-single-word="false"/>
      <style:text-properties style:font-name="Arial" fo:font-size="12pt" style:text-underline-style="solid" style:text-underline-width="auto" style:text-underline-color="font-color" fo:font-weight="normal" officeooo:rsid="005c3db9" officeooo:paragraph-rsid="005c3db9" style:font-size-asian="10.5pt" style:font-weight-asian="normal" style:font-size-complex="12pt" style:font-weight-complex="normal"/>
    </style:style>
    <style:style style:name="P87" style:family="paragraph" style:parent-style-name="Standard" style:list-style-name="L4">
      <style:paragraph-properties fo:text-align="justify" style:justify-single-word="false"/>
      <style:text-properties style:font-name="Arial" fo:font-size="12pt" style:text-underline-style="solid" style:text-underline-width="auto" style:text-underline-color="font-color" fo:font-weight="normal" officeooo:rsid="005a3ece" officeooo:paragraph-rsid="005a3ece" style:font-size-asian="10.5pt" style:font-weight-asian="normal" style:font-size-complex="12pt" style:font-weight-complex="normal"/>
    </style:style>
    <style:style style:name="P88" style:family="paragraph" style:parent-style-name="Standard" style:list-style-name="L5">
      <style:paragraph-properties fo:text-align="justify" style:justify-single-word="false"/>
      <style:text-properties style:font-name="Arial" fo:font-size="12pt" style:text-underline-style="solid" style:text-underline-width="auto" style:text-underline-color="font-color" fo:font-weight="normal" officeooo:rsid="00657655" officeooo:paragraph-rsid="00657655" style:font-size-asian="10.5pt" style:font-weight-asian="normal" style:font-size-complex="12pt" style:font-weight-complex="normal"/>
    </style:style>
    <style:style style:name="P89" style:family="paragraph" style:parent-style-name="Standard" style:list-style-name="L6">
      <style:paragraph-properties fo:text-align="justify" style:justify-single-word="false"/>
      <style:text-properties style:font-name="Arial" fo:font-size="12pt" style:text-underline-style="solid" style:text-underline-width="auto" style:text-underline-color="font-color" fo:font-weight="normal" officeooo:rsid="006b52ad" officeooo:paragraph-rsid="006b52ad" style:font-size-asian="10.5pt" style:font-weight-asian="normal" style:font-size-complex="12pt" style:font-weight-complex="normal"/>
    </style:style>
    <style:style style:name="P90" style:family="paragraph" style:parent-style-name="Standard" style:list-style-name="L6">
      <style:paragraph-properties fo:text-align="justify" style:justify-single-word="false"/>
      <style:text-properties style:font-name="Arial" fo:font-size="12pt" style:text-underline-style="solid" style:text-underline-width="auto" style:text-underline-color="font-color" fo:font-weight="normal" officeooo:rsid="006d498b" officeooo:paragraph-rsid="006f387f" style:font-size-asian="10.5pt" style:font-weight-asian="normal" style:font-size-complex="12pt" style:font-weight-complex="normal"/>
    </style:style>
    <style:style style:name="P91" style:family="paragraph" style:parent-style-name="Standard" style:list-style-name="L7">
      <style:paragraph-properties fo:text-align="justify" style:justify-single-word="false"/>
      <style:text-properties style:font-name="Arial" fo:font-size="12pt" style:text-underline-style="solid" style:text-underline-width="auto" style:text-underline-color="font-color" fo:font-weight="normal" officeooo:rsid="00025f76" officeooo:paragraph-rsid="00161f21" style:font-size-asian="10.5pt" style:font-weight-asian="normal" style:font-size-complex="12pt" style:font-weight-complex="normal"/>
    </style:style>
    <style:style style:name="P92" style:family="paragraph" style:parent-style-name="Standard" style:list-style-name="L1">
      <style:paragraph-properties fo:text-align="justify" style:justify-single-word="false"/>
      <style:text-properties officeooo:paragraph-rsid="0005acc0"/>
    </style:style>
    <style:style style:name="P93" style:family="paragraph" style:parent-style-name="Standard" style:list-style-name="L1">
      <style:paragraph-properties fo:text-align="justify" style:justify-single-word="false"/>
      <style:text-properties officeooo:paragraph-rsid="0075178c"/>
    </style:style>
    <style:style style:name="P94" style:family="paragraph" style:parent-style-name="Standard" style:list-style-name="L1">
      <style:paragraph-properties fo:text-align="justify" style:justify-single-word="false"/>
      <style:text-properties officeooo:paragraph-rsid="007765b0"/>
    </style:style>
    <style:style style:name="P95" style:family="paragraph" style:parent-style-name="Standard" style:list-style-name="L1">
      <style:paragraph-properties fo:text-align="justify" style:justify-single-word="false"/>
      <style:text-properties officeooo:paragraph-rsid="007be35b"/>
    </style:style>
    <style:style style:name="P96" style:family="paragraph" style:parent-style-name="Standard" style:list-style-name="L7">
      <style:paragraph-properties fo:text-align="justify" style:justify-single-word="false"/>
      <style:text-properties officeooo:paragraph-rsid="0018cee9"/>
    </style:style>
    <style:style style:name="P97" style:family="paragraph" style:parent-style-name="Standard" style:list-style-name="L1">
      <style:paragraph-properties fo:text-align="justify" style:justify-single-word="false"/>
      <style:text-properties style:text-position="0% 100%" style:font-name="Arial" fo:font-size="12pt" style:text-underline-style="none" fo:font-weight="normal" officeooo:rsid="000aa3b8" officeooo:paragraph-rsid="0005acc0" style:font-size-asian="12pt" style:font-weight-asian="normal" style:font-size-complex="12pt" style:font-weight-complex="normal"/>
    </style:style>
    <style:style style:name="P98" style:family="paragraph" style:parent-style-name="Standard" style:list-style-name="L1">
      <style:paragraph-properties fo:text-align="justify" style:justify-single-word="false"/>
      <style:text-properties style:text-position="0% 100%" style:font-name="Arial" fo:font-size="12pt" style:text-underline-style="none" fo:font-weight="normal" officeooo:rsid="000b79e8" officeooo:paragraph-rsid="000b79e8" style:font-size-asian="12pt" style:font-weight-asian="normal" style:font-size-complex="12pt" style:font-weight-complex="normal"/>
    </style:style>
    <style:style style:name="P99" style:family="paragraph" style:parent-style-name="Standard" style:list-style-name="L1">
      <style:paragraph-properties fo:text-align="justify" style:justify-single-word="false"/>
      <style:text-properties style:text-position="0% 100%" style:font-name="Arial" fo:font-size="12pt" style:text-underline-style="none" fo:font-weight="normal" officeooo:rsid="000d85a2" officeooo:paragraph-rsid="000d85a2" style:font-size-asian="12pt" style:font-weight-asian="normal" style:font-size-complex="12pt" style:font-weight-complex="normal"/>
    </style:style>
    <style:style style:name="P100" style:family="paragraph" style:parent-style-name="Standard" style:list-style-name="L1">
      <style:paragraph-properties fo:text-align="justify" style:justify-single-word="false"/>
      <style:text-properties style:text-position="0% 100%" style:font-name="Arial" fo:font-size="12pt" style:text-underline-style="none" fo:font-weight="normal" officeooo:rsid="000e5f9c" officeooo:paragraph-rsid="000e5f9c" style:font-size-asian="12pt" style:font-weight-asian="normal" style:font-size-complex="12pt" style:font-weight-complex="normal"/>
    </style:style>
    <style:style style:name="P101" style:family="paragraph" style:parent-style-name="Standard" style:list-style-name="L1">
      <style:paragraph-properties fo:text-align="justify" style:justify-single-word="false"/>
      <style:text-properties style:text-position="0% 100%" style:font-name="Arial" fo:font-size="12pt" style:text-underline-style="solid" style:text-underline-width="auto" style:text-underline-color="font-color" fo:font-weight="normal" officeooo:rsid="000aa3b8" officeooo:paragraph-rsid="0005acc0" style:font-size-asian="12pt" style:font-weight-asian="normal" style:font-size-complex="12pt" style:font-weight-complex="normal"/>
    </style:style>
    <style:style style:name="P102" style:family="paragraph" style:parent-style-name="Standard" style:list-style-name="L1">
      <style:paragraph-properties fo:text-align="justify" style:justify-single-word="false"/>
      <style:text-properties style:text-position="0% 100%" style:font-name="Arial" fo:font-size="12pt" style:text-underline-style="solid" style:text-underline-width="auto" style:text-underline-color="font-color" fo:font-weight="normal" officeooo:rsid="000b79e8" officeooo:paragraph-rsid="000b79e8" style:font-size-asian="12pt" style:font-weight-asian="normal" style:font-size-complex="12pt" style:font-weight-complex="normal"/>
    </style:style>
    <style:style style:name="P103" style:family="paragraph" style:parent-style-name="Standard" style:list-style-name="L1">
      <style:paragraph-properties fo:text-align="justify" style:justify-single-word="false"/>
      <style:text-properties style:text-position="0% 100%" style:font-name="Arial" fo:font-size="12pt" style:text-underline-style="solid" style:text-underline-width="auto" style:text-underline-color="font-color" fo:font-weight="normal" officeooo:rsid="000d85a2" officeooo:paragraph-rsid="000d85a2" style:font-size-asian="12pt" style:font-weight-asian="normal" style:font-size-complex="12pt" style:font-weight-complex="normal"/>
    </style:style>
    <style:style style:name="P104" style:family="paragraph" style:parent-style-name="Standard" style:list-style-name="L1">
      <style:paragraph-properties fo:text-align="justify" style:justify-single-word="false"/>
      <style:text-properties style:text-position="0% 100%" style:font-name="Arial" fo:font-size="12pt" style:text-underline-style="solid" style:text-underline-width="auto" style:text-underline-color="font-color" fo:font-weight="normal" officeooo:rsid="000e5f9c" officeooo:paragraph-rsid="000e5f9c" style:font-size-asian="12pt" style:font-weight-asian="normal" style:font-size-complex="12pt" style:font-weight-complex="normal"/>
    </style:style>
    <style:style style:name="P105" style:family="paragraph" style:parent-style-name="Standard" style:list-style-name="L1">
      <style:paragraph-properties fo:text-align="justify" style:justify-single-word="false"/>
      <style:text-properties officeooo:rsid="000b79e8" officeooo:paragraph-rsid="000b79e8"/>
    </style:style>
    <style:style style:name="P106" style:family="paragraph" style:parent-style-name="Standard" style:list-style-name="L1">
      <style:paragraph-properties fo:text-align="justify" style:justify-single-word="false"/>
      <style:text-properties officeooo:rsid="000e5f9c" officeooo:paragraph-rsid="000e5f9c"/>
    </style:style>
    <style:style style:name="P107" style:family="paragraph" style:parent-style-name="Standard" style:list-style-name="L7">
      <style:paragraph-properties fo:text-align="justify" style:justify-single-word="false"/>
      <style:text-properties officeooo:rsid="001ab0cb" officeooo:paragraph-rsid="001ab0cb"/>
    </style:style>
    <style:style style:name="P108" style:family="paragraph" style:parent-style-name="Standard" style:list-style-name="L7">
      <style:paragraph-properties fo:text-align="justify" style:justify-single-word="false"/>
      <style:text-properties officeooo:rsid="001c9681" officeooo:paragraph-rsid="001c9681"/>
    </style:style>
    <style:style style:name="T1" style:family="text">
      <style:text-properties style:font-name="Arial" fo:font-size="12pt" style:text-underline-style="none" fo:font-weight="normal" officeooo:rsid="0005acc0" style:font-size-asian="12pt" style:font-weight-asian="normal" style:font-size-complex="12pt" style:font-weight-complex="normal"/>
    </style:style>
    <style:style style:name="T2" style:family="text">
      <style:text-properties style:font-name="Arial" fo:font-size="12pt" style:text-underline-style="none" fo:font-weight="normal" officeooo:rsid="000aa654" style:font-size-asian="12pt" style:font-weight-asian="normal" style:font-size-complex="12pt" style:font-weight-complex="normal"/>
    </style:style>
    <style:style style:name="T3" style:family="text">
      <style:text-properties style:font-name="Arial" fo:font-size="12pt" style:text-underline-style="none" fo:font-weight="normal" style:font-size-asian="10.5pt" style:font-weight-asian="normal" style:font-size-complex="12pt" style:font-weight-complex="normal"/>
    </style:style>
    <style:style style:name="T4" style:family="text">
      <style:text-properties style:font-name="Arial" fo:font-size="12pt" style:text-underline-style="none" fo:font-weight="normal" officeooo:rsid="0018cee9" style:font-size-asian="10.5pt" style:font-weight-asian="normal" style:font-size-complex="12pt" style:font-weight-complex="normal"/>
    </style:style>
    <style:style style:name="T5" style:family="text">
      <style:text-properties style:font-name="Arial" fo:font-size="12pt" style:text-underline-style="none" fo:font-weight="normal" officeooo:rsid="001ab0cb" style:font-size-asian="10.5pt" style:font-weight-asian="normal" style:font-size-complex="12pt" style:font-weight-complex="normal"/>
    </style:style>
    <style:style style:name="T6" style:family="text">
      <style:text-properties style:font-name="Arial" fo:font-size="12pt" style:text-underline-style="none" fo:font-weight="normal" officeooo:rsid="001cf515" style:font-size-asian="10.5pt" style:font-weight-asian="normal" style:font-size-complex="12pt" style:font-weight-complex="normal"/>
    </style:style>
    <style:style style:name="T7" style:family="text">
      <style:text-properties style:font-name="Arial" fo:font-size="12pt" style:text-underline-style="none" fo:font-weight="normal" officeooo:rsid="001e398e" style:font-size-asian="10.5pt" style:font-weight-asian="normal" style:font-size-complex="12pt" style:font-weight-complex="normal"/>
    </style:style>
    <style:style style:name="T8" style:family="text">
      <style:text-properties style:font-name="Arial" fo:font-size="12pt" style:text-underline-style="none" fo:font-weight="normal" officeooo:rsid="001ecbaf" style:font-size-asian="10.5pt" style:font-weight-asian="normal" style:font-size-complex="12pt" style:font-weight-complex="normal"/>
    </style:style>
    <style:style style:name="T9" style:family="text">
      <style:text-properties style:font-name="Arial" fo:font-size="12pt" style:text-underline-style="none" fo:font-weight="normal" officeooo:rsid="004846ef" style:font-size-asian="10.5pt" style:font-weight-asian="normal" style:font-size-complex="12pt" style:font-weight-complex="normal"/>
    </style:style>
    <style:style style:name="T10" style:family="text">
      <style:text-properties style:font-name="Arial" fo:font-size="12pt" style:text-underline-style="none" fo:font-weight="normal" officeooo:rsid="007765b0" style:font-size-asian="10.5pt" style:font-weight-asian="normal" style:font-size-complex="12pt" style:font-weight-complex="normal"/>
    </style:style>
    <style:style style:name="T11" style:family="text">
      <style:text-properties style:font-name="Arial" fo:font-size="12pt" style:text-underline-style="none" fo:font-weight="normal" officeooo:rsid="00788910" style:font-size-asian="10.5pt" style:font-weight-asian="normal" style:font-size-complex="12pt" style:font-weight-complex="normal"/>
    </style:style>
    <style:style style:name="T12" style:family="text">
      <style:text-properties style:font-name="Arial" fo:font-size="12pt" style:text-underline-style="none" fo:font-weight="normal" officeooo:rsid="0075178c" style:font-size-asian="10.5pt" style:font-weight-asian="normal" style:font-size-complex="12pt" style:font-weight-complex="normal"/>
    </style:style>
    <style:style style:name="T13" style:family="text">
      <style:text-properties style:font-name="Arial" fo:font-size="12pt" style:text-underline-style="none" fo:font-weight="normal" officeooo:rsid="007ab359" style:font-size-asian="10.5pt" style:font-weight-asian="normal" style:font-size-complex="12pt" style:font-weight-complex="normal"/>
    </style:style>
    <style:style style:name="T14" style:family="text">
      <style:text-properties style:font-name="Arial" fo:font-size="12pt" style:text-underline-style="none" fo:font-weight="normal" officeooo:rsid="007be35b" style:font-size-asian="10.5pt" style:font-weight-asian="normal" style:font-size-complex="12pt" style:font-weight-complex="normal"/>
    </style:style>
    <style:style style:name="T15" style:family="text">
      <style:text-properties officeooo:rsid="0005acc0"/>
    </style:style>
    <style:style style:name="T16" style:family="text">
      <style:text-properties style:text-position="sub 58%" officeooo:rsid="0005acc0"/>
    </style:style>
    <style:style style:name="T17" style:family="text">
      <style:text-properties style:text-position="sub 58%" style:font-name="Arial" fo:font-size="12pt" style:text-underline-style="none" fo:font-weight="normal" officeooo:rsid="0005acc0" style:font-size-asian="12pt" style:font-weight-asian="normal" style:font-size-complex="12pt" style:font-weight-complex="normal"/>
    </style:style>
    <style:style style:name="T18" style:family="text">
      <style:text-properties style:text-position="sub 58%" style:font-name="Arial" fo:font-size="12pt" style:text-underline-style="none" fo:font-weight="normal" officeooo:rsid="0009a965" style:font-size-asian="12pt" style:font-weight-asian="normal" style:font-size-complex="12pt" style:font-weight-complex="normal"/>
    </style:style>
    <style:style style:name="T19" style:family="text">
      <style:text-properties style:text-position="sub 58%" style:font-name="Arial" fo:font-size="12pt" style:text-underline-style="none" fo:font-weight="normal" officeooo:rsid="000aa654" style:font-size-asian="12pt" style:font-weight-asian="normal" style:font-size-complex="12pt" style:font-weight-complex="normal"/>
    </style:style>
    <style:style style:name="T20" style:family="text">
      <style:text-properties style:text-position="0% 100%"/>
    </style:style>
    <style:style style:name="T21" style:family="text">
      <style:text-properties style:text-position="0% 100%" officeooo:rsid="0005acc0"/>
    </style:style>
    <style:style style:name="T22" style:family="text">
      <style:text-properties style:text-position="0% 100%" officeooo:rsid="00080c25"/>
    </style:style>
    <style:style style:name="T23" style:family="text">
      <style:text-properties style:text-position="0% 100%" style:font-name="Arial" fo:font-size="12pt" style:text-underline-style="none" fo:font-weight="normal" style:font-size-asian="12pt" style:font-weight-asian="normal" style:font-size-complex="12pt" style:font-weight-complex="normal"/>
    </style:style>
    <style:style style:name="T24" style:family="text">
      <style:text-properties style:text-position="0% 100%" style:font-name="Arial" fo:font-size="12pt" style:text-underline-style="none" fo:font-weight="normal" officeooo:rsid="0005acc0" style:font-size-asian="12pt" style:font-weight-asian="normal" style:font-size-complex="12pt" style:font-weight-complex="normal"/>
    </style:style>
    <style:style style:name="T25" style:family="text">
      <style:text-properties style:text-position="0% 100%" style:font-name="Arial" fo:font-size="12pt" style:text-underline-style="none" fo:font-weight="normal" officeooo:rsid="0009a965" style:font-size-asian="12pt" style:font-weight-asian="normal" style:font-size-complex="12pt" style:font-weight-complex="normal"/>
    </style:style>
    <style:style style:name="T26" style:family="text">
      <style:text-properties style:text-position="0% 100%" style:font-name="Arial" fo:font-size="12pt" style:text-underline-style="none" fo:font-weight="normal" officeooo:rsid="000aa3b8" style:font-size-asian="12pt" style:font-weight-asian="normal" style:font-size-complex="12pt" style:font-weight-complex="normal"/>
    </style:style>
    <style:style style:name="T27" style:family="text">
      <style:text-properties style:text-position="0% 100%" style:font-name="Arial" fo:font-size="12pt" style:text-underline-style="none" fo:font-weight="normal" officeooo:rsid="000aa654" style:font-size-asian="12pt" style:font-weight-asian="normal" style:font-size-complex="12pt" style:font-weight-complex="normal"/>
    </style:style>
    <style:style style:name="T28" style:family="text">
      <style:text-properties style:text-position="0% 100%" style:font-name="Arial" fo:font-size="12pt" style:text-underline-style="none" fo:font-weight="normal" officeooo:rsid="00112d74" style:font-size-asian="12pt" style:font-weight-asian="normal" style:font-size-complex="12pt" style:font-weight-complex="normal"/>
    </style:style>
    <style:style style:name="T29" style:family="text">
      <style:text-properties officeooo:rsid="00112d74"/>
    </style:style>
    <style:style style:name="T30" style:family="text">
      <style:text-properties officeooo:rsid="001342ad"/>
    </style:style>
    <style:style style:name="T31" style:family="text">
      <style:text-properties officeooo:rsid="001cf515"/>
    </style:style>
    <style:style style:name="T32" style:family="text">
      <style:text-properties style:text-underline-style="none"/>
    </style:style>
    <style:style style:name="T33" style:family="text">
      <style:text-properties style:text-underline-style="none" officeooo:rsid="002b5bee"/>
    </style:style>
    <style:style style:name="T34" style:family="text">
      <style:text-properties style:text-underline-style="none" officeooo:rsid="003091b5"/>
    </style:style>
    <style:style style:name="T35" style:family="text">
      <style:text-properties style:text-underline-style="none" officeooo:rsid="0031d6ea"/>
    </style:style>
    <style:style style:name="T36" style:family="text">
      <style:text-properties style:text-underline-style="none" officeooo:rsid="004d5247"/>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7765b0" style:font-weight-asian="normal" style:font-weight-complex="normal"/>
    </style:style>
    <style:style style:name="T39" style:family="text">
      <style:text-properties officeooo:rsid="0020653b"/>
    </style:style>
    <style:style style:name="T40" style:family="text">
      <style:text-properties officeooo:rsid="00227acf"/>
    </style:style>
    <style:style style:name="T41" style:family="text">
      <style:text-properties fo:font-style="italic" style:text-underline-style="none" style:font-style-asian="italic" style:font-style-complex="italic"/>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03091b5" style:font-style-asian="normal" style:font-style-complex="normal"/>
    </style:style>
    <style:style style:name="T44" style:family="text">
      <style:text-properties fo:font-style="normal" style:text-underline-style="none" officeooo:rsid="0031c217" style:font-style-asian="normal" style:font-style-complex="normal"/>
    </style:style>
    <style:style style:name="T45" style:family="text">
      <style:text-properties fo:font-style="normal" style:text-underline-style="none" officeooo:rsid="005ae94b" style:font-style-asian="normal" style:font-style-complex="normal"/>
    </style:style>
    <style:style style:name="T46" style:family="text">
      <style:text-properties fo:font-style="normal" style:text-underline-style="none" officeooo:rsid="005c3db9" style:font-style-asian="normal" style:font-style-complex="normal"/>
    </style:style>
    <style:style style:name="T47" style:family="text">
      <style:text-properties fo:font-style="normal" style:text-underline-style="none" officeooo:rsid="005c5cc8" style:font-style-asian="normal" style:font-style-complex="normal"/>
    </style:style>
    <style:style style:name="T48" style:family="text">
      <style:text-properties fo:font-style="normal" style:text-underline-style="none" officeooo:rsid="005e94be" style:font-style-asian="normal" style:font-style-complex="normal"/>
    </style:style>
    <style:style style:name="T49" style:family="text">
      <style:text-properties fo:font-style="normal" style:text-underline-style="none" officeooo:rsid="005f45c5" style:font-style-asian="normal" style:font-style-complex="normal"/>
    </style:style>
    <style:style style:name="T50" style:family="text">
      <style:text-properties fo:font-style="normal" style:text-underline-style="none" officeooo:rsid="0062e38b" style:font-style-asian="normal" style:font-style-complex="normal"/>
    </style:style>
    <style:style style:name="T51" style:family="text">
      <style:text-properties fo:font-style="normal" style:text-underline-style="none" officeooo:rsid="0063083e" style:font-style-asian="normal" style:font-style-complex="normal"/>
    </style:style>
    <style:style style:name="T52" style:family="text">
      <style:text-properties fo:font-style="normal" style:text-underline-style="none" officeooo:rsid="0064d527" style:font-style-asian="normal" style:font-style-complex="normal"/>
    </style:style>
    <style:style style:name="T53" style:family="text">
      <style:text-properties fo:font-style="normal" style:text-underline-style="none" officeooo:rsid="00675058" style:font-style-asian="normal" style:font-style-complex="normal"/>
    </style:style>
    <style:style style:name="T54" style:family="text">
      <style:text-properties fo:font-style="normal" style:text-underline-style="none" officeooo:rsid="006868b9" style:font-style-asian="normal" style:font-style-complex="normal"/>
    </style:style>
    <style:style style:name="T55" style:family="text">
      <style:text-properties fo:font-style="normal" style:text-underline-style="none" officeooo:rsid="006a0af2" style:font-style-asian="normal" style:font-style-complex="normal"/>
    </style:style>
    <style:style style:name="T56" style:family="text">
      <style:text-properties fo:font-style="normal" style:text-underline-style="none" officeooo:rsid="006c8c91" style:font-style-asian="normal" style:font-style-complex="normal"/>
    </style:style>
    <style:style style:name="T57" style:family="text">
      <style:text-properties fo:font-style="normal" style:text-underline-style="none" officeooo:rsid="006cf937" style:font-style-asian="normal" style:font-style-complex="normal"/>
    </style:style>
    <style:style style:name="T58" style:family="text">
      <style:text-properties officeooo:rsid="002ed2d4"/>
    </style:style>
    <style:style style:name="T59" style:family="text">
      <style:text-properties officeooo:rsid="0031d6ea"/>
    </style:style>
    <style:style style:name="T60" style:family="text">
      <style:text-properties officeooo:rsid="0032e559"/>
    </style:style>
    <style:style style:name="T61" style:family="text">
      <style:text-properties officeooo:rsid="0033e758"/>
    </style:style>
    <style:style style:name="T62" style:family="text">
      <style:text-properties officeooo:rsid="00348ef5"/>
    </style:style>
    <style:style style:name="T63" style:family="text">
      <style:text-properties officeooo:rsid="003681fe"/>
    </style:style>
    <style:style style:name="T64" style:family="text">
      <style:text-properties officeooo:rsid="00398ba4"/>
    </style:style>
    <style:style style:name="T65" style:family="text">
      <style:text-properties officeooo:rsid="003baa67"/>
    </style:style>
    <style:style style:name="T66" style:family="text">
      <style:text-properties officeooo:rsid="003ccdeb"/>
    </style:style>
    <style:style style:name="T67" style:family="text">
      <style:text-properties officeooo:rsid="003ec8ba"/>
    </style:style>
    <style:style style:name="T68" style:family="text">
      <style:text-properties officeooo:rsid="0040a691"/>
    </style:style>
    <style:style style:name="T69" style:family="text">
      <style:text-properties officeooo:rsid="0042a518"/>
    </style:style>
    <style:style style:name="T70" style:family="text">
      <style:text-properties officeooo:rsid="00443a7f"/>
    </style:style>
    <style:style style:name="T71" style:family="text">
      <style:text-properties officeooo:rsid="0044543e"/>
    </style:style>
    <style:style style:name="T72" style:family="text">
      <style:text-properties officeooo:rsid="004582bb"/>
    </style:style>
    <style:style style:name="T73" style:family="text">
      <style:text-properties officeooo:rsid="0046a5fa"/>
    </style:style>
    <style:style style:name="T74" style:family="text">
      <style:text-properties officeooo:rsid="004846ef"/>
    </style:style>
    <style:style style:name="T75" style:family="text">
      <style:text-properties fo:color="#008000" style:font-name="Consolas" fo:font-size="13pt"/>
    </style:style>
    <style:style style:name="T76" style:family="text">
      <style:text-properties fo:color="#008000" style:font-name="Consolas" fo:font-size="13pt" style:text-underline-style="none" fo:font-weight="normal" style:font-size-asian="10.5pt" style:font-weight-asian="normal" style:font-size-complex="12pt" style:font-weight-complex="normal"/>
    </style:style>
    <style:style style:name="T77" style:family="text">
      <style:text-properties fo:color="#008000" style:font-name="Consolas" fo:font-size="13pt" style:text-underline-style="none" fo:font-weight="normal" officeooo:rsid="007765b0" style:font-size-asian="10.5pt" style:font-weight-asian="normal" style:font-size-complex="12pt" style:font-weight-complex="normal"/>
    </style:style>
    <style:style style:name="T78" style:family="text">
      <style:text-properties style:font-name="Consolas" fo:font-size="13pt"/>
    </style:style>
    <style:style style:name="T79" style:family="text">
      <style:text-properties style:font-name="Consolas" fo:font-size="13pt" officeooo:rsid="004846ef"/>
    </style:style>
    <style:style style:name="T80" style:family="text">
      <style:text-properties style:font-name="Consolas" fo:font-size="13pt" style:text-underline-style="none" fo:font-weight="normal" style:font-size-asian="10.5pt" style:font-weight-asian="normal" style:font-size-complex="12pt" style:font-weight-complex="normal"/>
    </style:style>
    <style:style style:name="T81" style:family="text">
      <style:text-properties style:font-name="Consolas" fo:font-size="13pt" style:text-underline-style="none" fo:font-weight="normal" officeooo:rsid="007765b0" style:font-size-asian="10.5pt" style:font-weight-asian="normal" style:font-size-complex="12pt" style:font-weight-complex="normal"/>
    </style:style>
    <style:style style:name="T82" style:family="text">
      <style:text-properties fo:color="#0000ff" style:font-name="Consolas" fo:font-size="13pt"/>
    </style:style>
    <style:style style:name="T83" style:family="text">
      <style:text-properties fo:color="#0000ff" style:font-name="Consolas" fo:font-size="13pt" style:text-underline-style="none" fo:font-weight="normal" style:font-size-asian="10.5pt" style:font-weight-asian="normal" style:font-size-complex="12pt" style:font-weight-complex="normal"/>
    </style:style>
    <style:style style:name="T84" style:family="text">
      <style:text-properties fo:color="#0000ff" style:font-name="Consolas" fo:font-size="13pt" style:text-underline-style="none" fo:font-weight="normal" officeooo:rsid="007765b0" style:font-size-asian="10.5pt" style:font-weight-asian="normal" style:font-size-complex="12pt" style:font-weight-complex="normal"/>
    </style:style>
    <style:style style:name="T85" style:family="text">
      <style:text-properties officeooo:rsid="004a927d"/>
    </style:style>
    <style:style style:name="T86" style:family="text">
      <style:text-properties officeooo:rsid="004abbc5"/>
    </style:style>
    <style:style style:name="T87" style:family="text">
      <style:text-properties officeooo:rsid="004c5d53"/>
    </style:style>
    <style:style style:name="T88" style:family="text">
      <style:text-properties officeooo:rsid="004d41c5"/>
    </style:style>
    <style:style style:name="T89" style:family="text">
      <style:text-properties officeooo:rsid="005002c9"/>
    </style:style>
    <style:style style:name="T90" style:family="text">
      <style:text-properties officeooo:rsid="00502640"/>
    </style:style>
    <style:style style:name="T91" style:family="text">
      <style:text-properties officeooo:rsid="0051aad5"/>
    </style:style>
    <style:style style:name="T92" style:family="text">
      <style:text-properties officeooo:rsid="00533824"/>
    </style:style>
    <style:style style:name="T93" style:family="text">
      <style:text-properties officeooo:rsid="0054e2f8"/>
    </style:style>
    <style:style style:name="T94" style:family="text">
      <style:text-properties officeooo:rsid="0054e712"/>
    </style:style>
    <style:style style:name="T95" style:family="text">
      <style:text-properties officeooo:rsid="0056ad70"/>
    </style:style>
    <style:style style:name="T96" style:family="text">
      <style:text-properties officeooo:rsid="0075178c"/>
    </style:style>
    <style:style style:name="T97" style:family="text">
      <style:text-properties officeooo:rsid="007664fe"/>
    </style:style>
    <style:style style:name="T98" style:family="text">
      <style:text-properties officeooo:rsid="007be35b"/>
    </style:style>
    <style:style style:name="T99" style:family="text">
      <style:text-properties officeooo:rsid="007da5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1 de Programación con restricciones</text:p>
      <text:p text:style-name="P2">Andrea Peña Calvin</text:p>
      <text:p text:style-name="P1"/>
      <text:list xml:id="list2513402402" text:style-name="L1">
        <text:list-item>
          <text:p text:style-name="P63">Restricciones codificadas</text:p>
          <text:p text:style-name="P66">En este apartado se explicarán las restricciones codificadas <text:span text:style-name="T30">para la resolución de la práctica propuesta</text:span>:</text:p>
          <text:p text:style-name="P75"/>
          <text:list>
            <text:list-item>
              <text:p text:style-name="P78">Cada turno tiene N trabajadores</text:p>
              <text:p text:style-name="P75">Para que cada turno conste de N trabajadores se debe cumplir que para todos los días (D) y todos los turnos que tenga cada día (numTurnos) se debe cumplir que el número de trabajadores para cada turno k debe ser N.</text:p>
              <text:p text:style-name="P75">En esta restricción k no puede tomar el valor de “libra” ya que esos son los trabajadores que no acuden a trabajar (y en ningún momento se ha puesto restricción al número de personas que pueden librar).</text:p>
              <text:p text:style-name="P75"/>
            </text:list-item>
            <text:list-item>
              <text:p text:style-name="P82">Un trabajador solo puede estar en un turno cada día</text:p>
              <text:p text:style-name="P75">Por la forma de codificar la solución, esta restricción siempre se cumple. L<text:span text:style-name="T29">a</text:span> solución solo admite que para cada día y cada trabajador haya un único valor de tTurno asociado.</text:p>
              <text:p text:style-name="P75"/>
            </text:list-item>
            <text:list-item>
              <text:p text:style-name="P83">Dado un número MaxDT, garantizar que nadie trabaja MaxDT días consecutivos</text:p>
              <text:p text:style-name="P76">Partiendo de la idea de la restricción número 4, tenemos que todos los valores entre <text:span text:style-name="T15">x</text:span><text:span text:style-name="T16">i</text:span><text:span text:style-name="T21"> <text:s/></text:span><text:span text:style-name="T20">y</text:span><text:span text:style-name="T21"> x</text:span><text:span text:style-name="T16">i +MaxDT </text:span><text:span text:style-name="T20">deben ser distintos del valor libra </text:span><text:span text:style-name="T22">(que es el valor contrario a trabajar)</text:span><text:span text:style-name="T20">.</text:span></text:p>
              <text:p text:style-name="P77"/>
            </text:list-item>
            <text:list-item>
              <text:p text:style-name="P84">Dado un número MaxDL, garantizar que nadie tiene MaxDL días libres consecutivos</text:p>
              <text:p text:style-name="P92"><text:span text:style-name="T1">A partir de la expresión “no existe </text:span><text:span text:style-name="T2">j</text:span><text:span text:style-name="T1"> tal que x</text:span><text:span text:style-name="T17">i</text:span><text:span text:style-name="T19">j</text:span><text:span text:style-name="T24">= x</text:span><text:span text:style-name="T27">j</text:span><text:span text:style-name="T17">+1</text:span><text:span text:style-name="T24"> = ... = x</text:span><text:span text:style-name="T17">i</text:span><text:span text:style-name="T19">j</text:span><text:span text:style-name="T17">+MaxD</text:span><text:span text:style-name="T18">L</text:span><text:span text:style-name="T25"> </text:span><text:span text:style-name="T26">= libra</text:span><text:span text:style-name="T25"> “ </text:span><text:span text:style-name="T26">se puede asegurar que los días van a ser consecutivos en el periodo de tiempo establecido (entre el valor de </text:span><text:span text:style-name="T27">j</text:span><text:span text:style-name="T26"> y de </text:span><text:span text:style-name="T27">j</text:span><text:span text:style-name="T26">+MaxDL). Al escribirlo como restricción, el número de días consecutivos que un trabajador pueda tener el día libre debe ser como máximo MaxDL.</text:span></text:p>
              <text:p text:style-name="P97"/>
            </text:list-item>
            <text:list-item>
              <text:p text:style-name="P101">Dado un número MinDT, garantizar que todos trabajan como mínimo MinDT en los D días</text:p>
              <text:p text:style-name="P105"><text:span text:style-name="T26">P</text:span><text:span text:style-name="T23">ara todos los trabajadores la suma de los días que trabaja (es decir, que no libra) debe ser mayor o igual que MinDT.</text:span></text:p>
              <text:p text:style-name="P98"/>
            </text:list-item>
            <text:list-item>
              <text:p text:style-name="P102">Un trabajador no puede hacer el último turno de un día y el primero del día siguiente</text:p>
              <text:p text:style-name="P99">Si un trabajador hace el día i el turno3, al día siguiente (i+1) no puede hacer turno1. </text:p>
              <text:p text:style-name="P99"/>
            </text:list-item>
            <text:list-item>
              <text:p text:style-name="P103">Dada una serie de parejas de trabajadores incompatibles, dos trabajadores incompatibles no pueden estar en el mismo turno</text:p>
              <text:p text:style-name="P106"><text:span text:style-name="T23">Como dato de entrada se proporciona</text:span><text:span text:style-name="T28">n</text:span><text:span text:style-name="T23"> los trabajadores que son incompatibles y a no ser que libren (caso en el que no afecta la incompatibilidad) ambos trabajadores no pueden estar en el mismo turno (el valor para ambos trabajadores en el mismo día debe ser distinto).</text:span></text:p>
              <text:p text:style-name="P100"/>
            </text:list-item>
            <text:list-item>
              <text:p text:style-name="P104"><text:soft-page-break/>Dados cuáles de los trabajadores son “supervisores”, garantizar que en cada turno hay un supervisor</text:p>
              <text:p text:style-name="P100">Como dato de entrada se proporciona un array de booleanos cuyo valor true significa que el trabajador es supervisor y false en caso contrario.</text:p>
              <text:p text:style-name="P100">Para la restricción se ha establecido que la suma de trabajadores que trabajan el mismo día en el mismo turno k y que son supervisores debe ser mayor o igual a 1 (al menos un supervisor por turno y día).</text:p>
            </text:list-item>
          </text:list>
        </text:list-item>
      </text:list>
      <text:p text:style-name="P11"/>
      <text:p text:style-name="P3"/>
      <text:list xml:id="list213914110071578" text:continue-numbering="true" text:style-name="L1">
        <text:list-item>
          <text:p text:style-name="P65">Tiempos juegos de prueba de las restricciones del apartado 1</text:p>
        </text:list-item>
      </text:list>
      <text:p text:style-name="P3"/>
      <text:p text:style-name="P13"><text:span text:style-name="T42">Si la ejecución de un caso tarda mucho en encontrar la solución se expresará como </text:span><text:span text:style-name="T41">+valor</text:span><text:span text:style-name="T42">.</text:span></text:p>
      <text:p text:style-name="P15"><text:span text:style-name="T42">Para probar restricciones concretas se pondrán casos sencillos que permitan comprobar manualmente todas las soluciones. </text:span><text:span text:style-name="T46">En ocasiones, se han añadido restricciones que fuerzan a que algún valor de la solución tenga un valor predeterminado para reducir el número de soluciones o provocar casos límite con los que comprobar que no se incumplen restricciones.</text:span></text:p>
      <text:p text:style-name="P18"><text:span text:style-name="T46">L</text:span><text:span text:style-name="T42">os tiempos proporcionados será el que se tarda en encontrar una solución.</text:span></text:p>
      <text:p text:style-name="P21"/>
      <text:p text:style-name="P17"><text:span text:style-name="T42">1.</text:span><text:span text:style-name="T57">N trabajadores por turno</text:span></text:p>
      <text:p text:style-name="P22">A partir de todas las soluciones se comprueba que se cumple</text:p>
      <text:list xml:id="list2320772358" text:style-name="L2">
        <text:list-item>
          <text:p text:style-name="P85"><text:span text:style-name="T42">turnos1: </text:span><text:span text:style-name="T49">tarda 309msec </text:span><text:span text:style-name="T42">(solo hay una posible solución sin contar permutaciones).</text:span></text:p>
          <text:p text:style-name="P79">Al cambiar los valores de MinDT, MaxDT y MaxDL para que no se pueda cumplir (por ejmplo MaxDL=1) da unsatisfiable como se esperaba, por lo que este caso tan sencillo también sirve para comprobar la restricción 4.</text:p>
        </text:list-item>
      </text:list>
      <text:p text:style-name="P23"/>
      <text:p text:style-name="P23">2. Siempre es cierto</text:p>
      <text:p text:style-name="P23"/>
      <text:p text:style-name="P16"><text:span text:style-name="T42">3. </text:span><text:span text:style-name="T47">Pruebas no trabajar MaxDT días </text:span><text:span text:style-name="T50">consecutivos</text:span></text:p>
      <text:list xml:id="list1342937582" text:style-name="L3">
        <text:list-item>
          <text:p text:style-name="P86"><text:span text:style-name="T47">noTrabajarA: </text:span><text:span text:style-name="T48">tiempo 2</text:span><text:span text:style-name="T52">68</text:span><text:span text:style-name="T48">msec, </text:span><text:span text:style-name="T52">si se aumenta MaxDT=5 tarda +10min</text:span></text:p>
        </text:list-item>
      </text:list>
      <text:p text:style-name="P24"/>
      <text:p text:style-name="P25">4.Pruebas días libres</text:p>
      <text:list xml:id="list3668912938" text:style-name="L4">
        <text:list-item>
          <text:p text:style-name="P80">díasLibresA: tiempo 220msec</text:p>
        </text:list-item>
        <text:list-item>
          <text:p text:style-name="P87"><text:span text:style-name="T42">díasLibresB: </text:span><text:span text:style-name="T45">tiempo 262msec</text:span></text:p>
        </text:list-item>
      </text:list>
      <text:p text:style-name="P26"/>
      <text:p text:style-name="P19"><text:span text:style-name="T45">5. </text:span><text:span text:style-name="T42">Mínimo de días totales trabajados (al igual que para 1, no se necesitan pruebas específicas, sirven las generales)</text:span></text:p>
      <text:p text:style-name="P27"/>
      <text:p text:style-name="P27">6. No turno3 y al día siguiente turno1 (no es necesario pruebas específicas)</text:p>
      <text:p text:style-name="P27"/>
      <text:p text:style-name="P27">7. Incompatibilidades</text:p>
      <text:list xml:id="list3944844057" text:style-name="L5">
        <text:list-item>
          <text:p text:style-name="P81">incompatible: tarda 233msec</text:p>
        </text:list-item>
        <text:list-item>
          <text:p text:style-name="P88"><text:span text:style-name="T42">incompatible2: </text:span><text:span text:style-name="T53">tarda 241msec (sirve </text:span><text:span text:style-name="T54">también</text:span><text:span text:style-name="T53"> para comprobar días libres </text:span><text:span text:style-name="T54">y la restricción 1 </text:span><text:span text:style-name="T55">y 8</text:span><text:span text:style-name="T53">)</text:span></text:p>
        </text:list-item>
      </text:list>
      <text:p text:style-name="P27"/>
      <text:p text:style-name="P28">8. Supervisores</text:p>
      <text:list xml:id="list1995992916" text:style-name="L6">
        <text:list-item>
          <text:p text:style-name="P89"><text:span text:style-name="T42">supervisor: </text:span><text:span text:style-name="T56">tarda 235 msec (sirve también para comprobar incompatibilidades)</text:span></text:p>
        </text:list-item>
        <text:list-item>
          <text:p text:style-name="P90"><text:span text:style-name="T56">s</text:span><text:span text:style-name="T42">upervidor2: tarda 12s 583msec </text:span><text:span text:style-name="T56">(sirve también para comprobar incompatibilidades)</text:span></text:p>
        </text:list-item>
      </text:list>
      <text:p text:style-name="P28"/>
      <text:p text:style-name="P28"/>
      <text:p text:style-name="P20"><text:soft-page-break/><text:span text:style-name="T42">*</text:span><text:span text:style-name="T51">Además se incluyen prueba1 y prueba2 que son casos de prueba más generales en los que se han forzado muchas de las soluciones mediante el uso de restricciones en practica1.mzn para forzar soluciones extremas. </text:span></text:p>
      <text:p text:style-name="P29">En el propio archivo de ambas pruebas se incluye el tiempo que ha necesitado MiniZinc para lograr una solución y como ha afectado el cambio de los parámetros de entrada a este tiempo ya sea mediante el aumento del número de trabajadores, de incompatibilidades entre empleados, si estos son supervisores o no, el número de días y cambiar las entradas empleadas como máximos y mínimos (MinDT, MaxDT y MaxDL).</text:p>
      <text:p text:style-name="P4"/>
      <text:p text:style-name="P3"/>
      <text:list xml:id="list213915283602965" text:continue-list="list213914110071578" text:style-name="L1">
        <text:list-item>
          <text:p text:style-name="P65">Optimización</text:p>
        </text:list-item>
      </text:list>
      <text:p text:style-name="P5"/>
      <text:list xml:id="list484461972" text:style-name="L7">
        <text:list-item>
          <text:p text:style-name="P91">Añadid la posibilidad de que los trabajadores pidan días que no quieren trabajar. Tened en cuenta que estos días no cuentan en la restricción de días consecutivos libres</text:p>
          <text:p text:style-name="P96"><text:span text:style-name="T4">Para expresar que un trabajador no quier</text:span><text:span text:style-name="T6">e</text:span><text:span text:style-name="T4"> trabajar un día, se tiene un array de booleanos diasPedidos. Si el valor es true, el trabajador ha pedido n</text:span><text:span text:style-name="T7">o trabajar ese día</text:span><text:span text:style-name="T4">. Si es false, no lo ha pedido. Como estos días no son computables como libres, se ha añadido el valor pedido a</text:span><text:span text:style-name="T8">l enumerado</text:span><text:span text:style-name="T4"> tTurno para poder representarlo.</text:span></text:p>
          <text:p text:style-name="P107"><text:span text:style-name="T4">P</text:span><text:span text:style-name="T3">ara poder implementar la solución se han codificado dos restricciones.</text:span></text:p>
          <text:p text:style-name="P67">La primera es que si un trabajador no ha pedido el día, no se le puede dar el día como pedido. En caso de que un trabajador pida el día este no podrá contar como día libre, <text:span text:style-name="T39">es decir, se le podrá conceder el día como “pedido” o tendrá que realizar uno de los turnos de trabajo.</text:span></text:p>
          <text:p text:style-name="P67">La segunda es que si un trabajador ha pedido el día y la empresa no se lo ha concedido (tiene que ir a trabajar en un turno) entonces este trabajador en ese día aparezca como que no se ha podido cumplir su petición (diaPedidoIgnorado = true). <text:span text:style-name="T31">Este constraint tiene la finalidad de proporcionar una ayuda a la hora de saber qué peticiones se han incumplido y si efectivamente, el número de estas es menor al minimizar que al no hacerlo.</text:span></text:p>
          <text:p text:style-name="P108"><text:span text:style-name="T5">P</text:span><text:span text:style-name="T3">ara poder optimizar la solución, se ha generado una función ignorar() cuyo resultado devuelto (de tipo int) debe ser mínimo ya que representa el número de veces que la petición de día pedido de un trabajador no ha sido concedida.</text:span></text:p>
          <text:p text:style-name="P68"/>
        </text:list-item>
        <text:list-item>
          <text:p text:style-name="P91">Añadid la posibilidad de que los trabajadores pidan qué turno no quieren</text:p>
          <text:p text:style-name="P69">Partiendo del nuevo valor del enumerado tTurno añadido en el ejercico anterior de optimización se ha implementado una restricción que permite saber si la petición de no trabajar de un empleado se ha incumplido. Al igual que diaPedidoIgnorado, turnoPedidoIgnorado tiene carácter informativo a la hora de interpretar la solución. Ambos podrían omitirse y la solución no se vería afectada (solo habria que modificar las funciones ignorar para que en vez de contar las veces que se toma el valor true, contasen el número de veces que se cumple la condición que hace true a los arrays).</text:p>
          <text:p text:style-name="P70">En la entrada, el valor libra se interpreta como que el trabajador no tiene preferencia por no hacer algún turno y a su vez, si ese día el trabajador quisiese librar se “apuntaría en la lista de días pedidos” y por tanto contaría como día pedido (que es distinto de libra).</text:p>
        </text:list-item>
      </text:list>
      <text:p text:style-name="P6"/>
      <text:p text:style-name="P6"><text:span text:style-name="T40">Para optimizar ambos ejercicios, se han incluido las funciones ignorarDia e ignorarTurno. Ambas tienen el mismo comportamiento: cuentan las veces que alguna petición ha sido ignorada. Para todos los trabajadores y todos los días se comprueba esta condición y la </text:span><text:soft-page-break/><text:span text:style-name="T40">suma de ellos es el valor que se debe minimizar, ya que se pretende que se conceda el máximo posible de peticiones.</text:span></text:p>
      <text:p text:style-name="P30"><text:span text:style-name="T9">Observación: minimize se ha expresado como una suma del resultad devuelto por ambas funciones pero si se quisiese priorizar una condición sobre la otra, en dicha suma se podrían añadir constantes que multipliquen el valor devuelto. Por ejemplo, si se quiere que ignorarDia sea el doble de importante que ignorarTurno quedaría tal que </text:span><text:span text:style-name="T75">solve</text:span> <text:span text:style-name="T75">minimize</text:span> <text:span text:style-name="T74">0,66*</text:span><text:span text:style-name="T82">ignorarDia</text:span><text:span text:style-name="T78">() + </text:span><text:span text:style-name="T79">0*33*</text:span><text:span text:style-name="T82">ignorarTurno</text:span><text:span text:style-name="T78">();</text:span></text:p>
      <text:p text:style-name="P8"/>
      <text:p text:style-name="P6"/>
      <text:p text:style-name="P12">Análisis de tiempos con optimización:</text:p>
      <text:p text:style-name="P12"/>
      <text:p text:style-name="P9">A continuación se muestra el resultado de tiempos de los distintos casos de prueba optimizando la solución y sin hacerlo. </text:p>
      <text:p text:style-name="P14"><text:span text:style-name="T42">En los casos de prueba se dará prioridad a añadir incompatibilidades para saber como afecta a las peticiones </text:span><text:span text:style-name="T44">y también a variar el número de estas</text:span><text:span text:style-name="T42">. </text:span><text:span text:style-name="T43">El número de trabajadores será constante.</text:span></text:p>
      <text:p text:style-name="P7"/>
      <table:table table:name="Tabla1" table:style-name="Tabla1">
        <table:table-column table:style-name="Tabla1.A" table:number-columns-repeated="2"/>
        <table:table-column table:style-name="Tabla1.C"/>
        <table:table-column table:style-name="Tabla1.D"/>
        <table:table-column table:style-name="Tabla1.E"/>
        <table:table-column table:style-name="Tabla1.F"/>
        <table:table-row>
          <table:table-cell table:style-name="Tabla1.A1" office:value-type="string">
            <text:p text:style-name="P31">Datos</text:p>
          </table:table-cell>
          <table:table-cell table:style-name="Tabla1.A1" office:value-type="string">
            <text:p text:style-name="P31">Tiempo sin optimizar</text:p>
          </table:table-cell>
          <table:table-cell table:style-name="Tabla1.A1" office:value-type="string">
            <text:p text:style-name="P31">Tiempo con optimiza-ción</text:p>
          </table:table-cell>
          <table:table-cell table:style-name="Tabla1.A1" office:value-type="string">
            <text:p text:style-name="P32">Contenido datos entrada</text:p>
          </table:table-cell>
          <table:table-cell table:style-name="Tabla1.A1" office:value-type="string">
            <text:p text:style-name="P55">Salida sin optimizar</text:p>
          </table:table-cell>
          <table:table-cell table:style-name="Tabla1.F1" office:value-type="string">
            <text:p text:style-name="P54">Salida optimizada</text:p>
          </table:table-cell>
        </table:table-row>
        <table:table-row>
          <table:table-cell table:style-name="Tabla1.A2" office:value-type="string">
            <text:p text:style-name="P33"><text:span text:style-name="T33">d</text:span><text:span text:style-name="T32">ata1</text:span>.dzn</text:p>
          </table:table-cell>
          <table:table-cell table:style-name="Tabla1.A2" office:value-type="string">
            <text:p text:style-name="P34">240msec</text:p>
          </table:table-cell>
          <table:table-cell table:style-name="Tabla1.A2" office:value-type="string">
            <text:p text:style-name="P34">922msec</text:p>
          </table:table-cell>
          <table:table-cell table:style-name="Tabla1.A2" office:value-type="string">
            <text:p text:style-name="P35">10 días pedidos</text:p>
            <text:p text:style-name="P35">11 turnos pedidos</text:p>
          </table:table-cell>
          <table:table-cell table:style-name="Tabla1.A2" office:value-type="string">
            <text:p text:style-name="P36"><text:span text:style-name="T58">4</text:span> días ignorados</text:p>
            <text:p text:style-name="P36"><text:span text:style-name="T58">6</text:span> turnos ignorados</text:p>
          </table:table-cell>
          <table:table-cell table:style-name="Tabla1.F2" office:value-type="string">
            <text:p text:style-name="P35">3 días ignorados</text:p>
            <text:p text:style-name="P35">2 turnos ignorados</text:p>
          </table:table-cell>
        </table:table-row>
        <table:table-row>
          <table:table-cell table:style-name="Tabla1.A2" office:value-type="string">
            <text:p text:style-name="P33"><text:span text:style-name="T33">d</text:span><text:span text:style-name="T32">ata</text:span><text:span text:style-name="T34">2</text:span>.dzn</text:p>
          </table:table-cell>
          <table:table-cell table:style-name="Tabla1.A2" office:value-type="string">
            <text:p text:style-name="P34">24<text:span text:style-name="T59">2</text:span>msec</text:p>
          </table:table-cell>
          <table:table-cell table:style-name="Tabla1.A2" office:value-type="string">
            <text:p text:style-name="P37">360msec</text:p>
          </table:table-cell>
          <table:table-cell table:style-name="Tabla1.A2" office:value-type="string">
            <text:p text:style-name="P35"><text:span text:style-name="T60">8</text:span> días pedidos</text:p>
            <text:p text:style-name="P35"><text:span text:style-name="T60">11</text:span> turnos pedidos</text:p>
          </table:table-cell>
          <table:table-cell table:style-name="Tabla1.A2" office:value-type="string">
            <text:p text:style-name="P36"><text:span text:style-name="T60">5 </text:span><text:s/>días ignorados</text:p>
            <text:p text:style-name="P36"><text:span text:style-name="T60">7</text:span> turnos ignorados</text:p>
          </table:table-cell>
          <table:table-cell table:style-name="Tabla1.F2" office:value-type="string">
            <text:p text:style-name="P35"><text:span text:style-name="T60">2</text:span> días ignorados</text:p>
            <text:p text:style-name="P35"><text:span text:style-name="T60">2</text:span> turnos ignorados</text:p>
          </table:table-cell>
        </table:table-row>
        <table:table-row>
          <table:table-cell table:style-name="Tabla1.A2" office:value-type="string">
            <text:p text:style-name="P33"><text:span text:style-name="T33">d</text:span><text:span text:style-name="T32">ata</text:span><text:span text:style-name="T35">3</text:span>.dzn</text:p>
          </table:table-cell>
          <table:table-cell table:style-name="Tabla1.A2" office:value-type="string">
            <text:p text:style-name="P39">244msec</text:p>
          </table:table-cell>
          <table:table-cell table:style-name="Tabla1.A2" office:value-type="string">
            <text:p text:style-name="P38">2s 715msec</text:p>
          </table:table-cell>
          <table:table-cell table:style-name="Tabla1.A2" office:value-type="string">
            <text:p text:style-name="P35"><text:span text:style-name="T61">10</text:span> días pedidos</text:p>
            <text:p text:style-name="P35"><text:span text:style-name="T61">11</text:span> turnos pedidos</text:p>
          </table:table-cell>
          <table:table-cell table:style-name="Tabla1.A2" office:value-type="string">
            <text:p text:style-name="P36"><text:span text:style-name="T62">4</text:span> días ignorados</text:p>
            <text:p text:style-name="P36"><text:span text:style-name="T62">4</text:span> turnos ignorados</text:p>
          </table:table-cell>
          <table:table-cell table:style-name="Tabla1.F2" office:value-type="string">
            <text:p text:style-name="P35"><text:span text:style-name="T61">3</text:span> días ignorados</text:p>
            <text:p text:style-name="P35"><text:span text:style-name="T61">2</text:span> turnos ignorados</text:p>
          </table:table-cell>
        </table:table-row>
        <table:table-row>
          <table:table-cell table:style-name="Tabla1.A2" office:value-type="string">
            <text:p text:style-name="P33"><text:span text:style-name="T33">d</text:span><text:span text:style-name="T32">ata</text:span><text:span text:style-name="T35">4</text:span>.dzn</text:p>
          </table:table-cell>
          <table:table-cell table:style-name="Tabla1.A2" office:value-type="string">
            <text:p text:style-name="P40">231msec</text:p>
          </table:table-cell>
          <table:table-cell table:style-name="Tabla1.A2" office:value-type="string">
            <text:p text:style-name="P41">4s 121msec</text:p>
          </table:table-cell>
          <table:table-cell table:style-name="Tabla1.A2" office:value-type="string">
            <text:p text:style-name="P35"><text:span text:style-name="T63">15</text:span> días pedidos</text:p>
            <text:p text:style-name="P35"><text:span text:style-name="T63">9</text:span> turnos pedidos</text:p>
          </table:table-cell>
          <table:table-cell table:style-name="Tabla1.A2" office:value-type="string">
            <text:p text:style-name="P36"><text:span text:style-name="T64">8</text:span> días ignorados</text:p>
            <text:p text:style-name="P36"><text:span text:style-name="T64">2</text:span> turnos ignorados</text:p>
          </table:table-cell>
          <table:table-cell table:style-name="Tabla1.F2" office:value-type="string">
            <text:p text:style-name="P35"><text:span text:style-name="T65">7</text:span> días ignorados</text:p>
            <text:p text:style-name="P35"><text:span text:style-name="T65">1</text:span> turno ignorado</text:p>
          </table:table-cell>
        </table:table-row>
        <table:table-row>
          <table:table-cell table:style-name="Tabla1.A2" office:value-type="string">
            <text:p text:style-name="P33"><text:span text:style-name="T33">d</text:span><text:span text:style-name="T32">ata</text:span><text:span text:style-name="T35">5</text:span>.dzn</text:p>
          </table:table-cell>
          <table:table-cell table:style-name="Tabla1.A2" office:value-type="string">
            <text:p text:style-name="P53">2<text:span text:style-name="T68">3</text:span>4msec</text:p>
          </table:table-cell>
          <table:table-cell table:style-name="Tabla1.A2" office:value-type="string">
            <text:p text:style-name="P42">237msec</text:p>
          </table:table-cell>
          <table:table-cell table:style-name="Tabla1.A2" office:value-type="string">
            <text:p text:style-name="P35"><text:span text:style-name="T66">6</text:span> días pedidos</text:p>
            <text:p text:style-name="P35"><text:span text:style-name="T66">18</text:span> turnos pedidos</text:p>
          </table:table-cell>
          <table:table-cell table:style-name="Tabla1.A2" office:value-type="string">
            <text:p text:style-name="P36"><text:span text:style-name="T67">2</text:span> días ignorados</text:p>
            <text:p text:style-name="P36"><text:span text:style-name="T67">3</text:span> turnos ignorados</text:p>
          </table:table-cell>
          <table:table-cell table:style-name="Tabla1.F2" office:value-type="string">
            <text:p text:style-name="P35"><text:span text:style-name="T66">1</text:span> día ignorado</text:p>
            <text:p text:style-name="P35"><text:span text:style-name="T66">0</text:span> turnos ignorados</text:p>
          </table:table-cell>
        </table:table-row>
        <table:table-row>
          <table:table-cell table:style-name="Tabla1.A2" office:value-type="string">
            <text:p text:style-name="P33"><text:span text:style-name="T33">d</text:span><text:span text:style-name="T32">ata</text:span><text:span text:style-name="T35">6</text:span>.dzn</text:p>
          </table:table-cell>
          <table:table-cell table:style-name="Tabla1.A2" office:value-type="string">
            <text:p text:style-name="P43">250msec</text:p>
          </table:table-cell>
          <table:table-cell table:style-name="Tabla1.A2" office:value-type="string">
            <text:p text:style-name="P44">1s 137msec</text:p>
          </table:table-cell>
          <table:table-cell table:style-name="Tabla1.A2" office:value-type="string">
            <text:p text:style-name="P35"><text:span text:style-name="T69">11</text:span> días pedidos</text:p>
            <text:p text:style-name="P35"><text:span text:style-name="T69">10</text:span> turnos pedidos</text:p>
          </table:table-cell>
          <table:table-cell table:style-name="Tabla1.A2" office:value-type="string">
            <text:p text:style-name="P36"><text:span text:style-name="T70">4</text:span> días ignorados</text:p>
            <text:p text:style-name="P36"><text:span text:style-name="T70">2</text:span> turnos ignorados</text:p>
          </table:table-cell>
          <table:table-cell table:style-name="Tabla1.F2" office:value-type="string">
            <text:p text:style-name="P35"><text:span text:style-name="T71">4</text:span> días ignorados</text:p>
            <text:p text:style-name="P35"><text:span text:style-name="T71">2</text:span> turnos ignorados</text:p>
          </table:table-cell>
        </table:table-row>
        <table:table-row>
          <table:table-cell table:style-name="Tabla1.A2" office:value-type="string">
            <text:p text:style-name="P33"><text:span text:style-name="T33">d</text:span><text:span text:style-name="T32">ata</text:span><text:span text:style-name="T35">7</text:span>.dzn</text:p>
          </table:table-cell>
          <table:table-cell table:style-name="Tabla1.A2" office:value-type="string">
            <text:p text:style-name="P45">241msec</text:p>
          </table:table-cell>
          <table:table-cell table:style-name="Tabla1.A2" office:value-type="string">
            <text:p text:style-name="P46">17s 26msec</text:p>
          </table:table-cell>
          <table:table-cell table:style-name="Tabla1.A2" office:value-type="string">
            <text:p text:style-name="P35"><text:span text:style-name="T72">20</text:span> días pedidos</text:p>
            <text:p text:style-name="P35"><text:span text:style-name="T72">11</text:span> turnos pedidos</text:p>
          </table:table-cell>
          <table:table-cell table:style-name="Tabla1.A2" office:value-type="string">
            <text:p text:style-name="P36"><text:span text:style-name="T73">11</text:span> días ignorados</text:p>
            <text:p text:style-name="P36"><text:span text:style-name="T73">1</text:span> turno ignorado</text:p>
          </table:table-cell>
          <table:table-cell table:style-name="Tabla1.F2" office:value-type="string">
            <text:p text:style-name="P35"><text:span text:style-name="T85">11</text:span> días ignorados</text:p>
            <text:p text:style-name="P35"><text:span text:style-name="T85">0</text:span> turnos ignorados</text:p>
          </table:table-cell>
        </table:table-row>
        <table:table-row>
          <table:table-cell table:style-name="Tabla1.A2" office:value-type="string">
            <text:p text:style-name="P33"><text:span text:style-name="T33">d</text:span><text:span text:style-name="T32">ata</text:span><text:span text:style-name="T35">8</text:span>.dzn</text:p>
          </table:table-cell>
          <table:table-cell table:style-name="Tabla1.A2" office:value-type="string">
            <text:p text:style-name="P47">232msec</text:p>
          </table:table-cell>
          <table:table-cell table:style-name="Tabla1.A2" office:value-type="string">
            <text:p text:style-name="P48">12s 37msec</text:p>
          </table:table-cell>
          <table:table-cell table:style-name="Tabla1.A2" office:value-type="string">
            <text:p text:style-name="P35"><text:span text:style-name="T86">16</text:span> días pedidos</text:p>
            <text:p text:style-name="P35"><text:span text:style-name="T86">12</text:span> turnos pedidos</text:p>
          </table:table-cell>
          <table:table-cell table:style-name="Tabla1.A2" office:value-type="string">
            <text:p text:style-name="P36"><text:span text:style-name="T87">10</text:span> días ignorados</text:p>
            <text:p text:style-name="P36"><text:span text:style-name="T87">1</text:span> turno ignorado</text:p>
          </table:table-cell>
          <table:table-cell table:style-name="Tabla1.F2" office:value-type="string">
            <text:p text:style-name="P35"><text:span text:style-name="T88">8</text:span> días ignorados</text:p>
            <text:p text:style-name="P35"><text:span text:style-name="T88">1</text:span> turno ignorado</text:p>
          </table:table-cell>
        </table:table-row>
        <table:table-row>
          <table:table-cell table:style-name="Tabla1.A2" office:value-type="string">
            <text:p text:style-name="P33"><text:span text:style-name="T33">d</text:span><text:span text:style-name="T32">ata</text:span><text:span text:style-name="T35">9</text:span>.dzn</text:p>
          </table:table-cell>
          <table:table-cell table:style-name="Tabla1.A2" office:value-type="string">
            <text:p text:style-name="P49">234msec</text:p>
          </table:table-cell>
          <table:table-cell table:style-name="Tabla1.A2" office:value-type="string">
            <text:p text:style-name="P50">235msec</text:p>
          </table:table-cell>
          <table:table-cell table:style-name="Tabla1.A2" office:value-type="string">
            <text:p text:style-name="P35"><text:span text:style-name="T89">7</text:span> días pedidos</text:p>
            <text:p text:style-name="P35"><text:span text:style-name="T89">16</text:span> turnos pedidos</text:p>
          </table:table-cell>
          <table:table-cell table:style-name="Tabla1.A2" office:value-type="string">
            <text:p text:style-name="P36"><text:span text:style-name="T90">3</text:span> días ignorados</text:p>
            <text:p text:style-name="P36"><text:span text:style-name="T90">3</text:span> turnos ignorados</text:p>
          </table:table-cell>
          <table:table-cell table:style-name="Tabla1.F2" office:value-type="string">
            <text:p text:style-name="P35"><text:span text:style-name="T91">1</text:span> día ignorado</text:p>
            <text:p text:style-name="P35"><text:span text:style-name="T91">1</text:span> turno ignorado</text:p>
          </table:table-cell>
        </table:table-row>
        <table:table-row>
          <table:table-cell table:style-name="Tabla1.A2" office:value-type="string">
            <text:p text:style-name="P33"><text:span text:style-name="T33">d</text:span><text:span text:style-name="T32">ata</text:span><text:span text:style-name="T36">0</text:span>.dzn</text:p>
          </table:table-cell>
          <table:table-cell table:style-name="Tabla1.A2" office:value-type="string">
            <text:p text:style-name="P51">24<text:span text:style-name="T94">8</text:span>msec</text:p>
          </table:table-cell>
          <table:table-cell table:style-name="Tabla1.A2" office:value-type="string">
            <text:p text:style-name="P52">255msec</text:p>
          </table:table-cell>
          <table:table-cell table:style-name="Tabla1.A2" office:value-type="string">
            <text:p text:style-name="P35"><text:span text:style-name="T92">8</text:span> días pedidos</text:p>
            <text:p text:style-name="P35"><text:span text:style-name="T93">26</text:span> turnos pedidos</text:p>
          </table:table-cell>
          <table:table-cell table:style-name="Tabla1.A2" office:value-type="string">
            <text:p text:style-name="P36"><text:span text:style-name="T94">4</text:span> días ignorados</text:p>
            <text:p text:style-name="P36"><text:span text:style-name="T94">5</text:span> turnos ignorados</text:p>
          </table:table-cell>
          <table:table-cell table:style-name="Tabla1.F2" office:value-type="string">
            <text:p text:style-name="P35"><text:span text:style-name="T95">2</text:span> días ignorados</text:p>
            <text:p text:style-name="P35"><text:span text:style-name="T95">2</text:span> turnos ignorados</text:p>
          </table:table-cell>
        </table:table-row>
      </table:table>
      <text:list xml:id="list213914467387060" text:continue-numbering="true" text:style-name="L7">
        <text:list-header>
          <text:p text:style-name="P71"/>
        </text:list-header>
      </text:list>
      <text:p text:style-name="P5"/>
      <text:list xml:id="list213914130016139" text:continue-list="list213915283602965" text:style-name="L1">
        <text:list-item>
          <text:p text:style-name="P64">Optimización <text:span text:style-name="T96">con reparto</text:span></text:p>
          <text:p text:style-name="P64"/>
          <text:p text:style-name="P93"><text:span text:style-name="T12">Para hacer un reparto e</text:span><text:span text:style-name="T13">quitativo entre todos los empleados</text:span><text:span text:style-name="T12"> de las veces que un trabajador ha sido ignorado en alguna de sus peticiones, se ha minimizado que un trabajador sea ignorado muchas más veces que sus compañeros. Para ello, se ha calculado cuántas veces no es escuchada la petición de un trabajador y se deberá minimizar el número de incumplimiento del trabajador que más veces sea ignorado.</text:span></text:p>
          <text:p text:style-name="P72"><text:soft-page-break/>En cuanto al tiempo, usando los mismos casos de prueba que en optimización, se obtienen tiempos similares pero peores resultados. <text:span text:style-name="T97">Más días y/o más turnos son ignorados.</text:span></text:p>
          <text:p text:style-name="P73">Este hecho tiene un motivo:</text:p>
          <text:p text:style-name="P95"><text:span text:style-name="T14">Antes a costa de que un trabajador fue ignorado más veces, sus compañeros podían obtener lo pedido y por tanto el número de peticiones ignoradas era menor. Sin embargo, ahora se tienen que repartir por igual el número de veces que no se cumplen las peticiones por cada trabajador. Por ejemplo si T1 es ignorado dos veces al pedir un día libre, hasta 6 trabajadores pueden pedirse el día ya que T1 cubre su turno. Con esta solución se considera injusto que T1 sea ignorado 2 veces y el resto de trabajadores ninguna, así que deberán incumplirse más peticiones totales a cambio de incumplir menos en un trabajador concreto (en nuestro ejemplo T1).</text:span></text:p>
        </text:list-item>
      </text:list>
      <text:p text:style-name="P74"/>
      <text:list xml:id="list213915897362923" text:continue-numbering="true" text:style-name="L1">
        <text:list-header>
          <text:p text:style-name="P73"><text:span text:style-name="T98">Además, u</text:span>n trabajador puede pedir que quiere un día libre y que si no se lo dan, no quiere un turno x. En caso de que se le otorgue un turno y!=x, contará como que ha sido ignorado dos veces el mismo día.</text:p>
          <text:p text:style-name="P94"><text:span text:style-name="T10">Se podría codificar la solución de forma que en vez de sumar las veces que no se cumple con la petición de turno y de día cuenten como uno solo al poner como </text:span><text:span text:style-name="T11">restricción:</text:span><text:span text:style-name="T10"> </text:span></text:p>
          <text:p text:style-name="P56"><text:span text:style-name="T77">constraint</text:span><text:span text:style-name="T10"> </text:span><text:span text:style-name="T84">forall</text:span><text:span text:style-name="T81">(i </text:span><text:span text:style-name="T77">in</text:span><text:span text:style-name="T10"> </text:span><text:span text:style-name="T81">1..T)(vecesIgnorado[i] = </text:span></text:p>
          <text:p text:style-name="P56"><text:span text:style-name="T84">sum</text:span><text:span text:style-name="T81">(j </text:span><text:span text:style-name="T77">in</text:span><text:span text:style-name="T10"> </text:span><text:span text:style-name="T81">1..D) (</text:span><text:span text:style-name="T84">bool2int</text:span><text:span text:style-name="T81">( turnoPedidoIgnorado[i,j]=true /\</text:span></text:p>
          <text:p text:style-name="P57"><text:s/>diaPedidoIgnorado[i,j]=true)))</text:p>
          <text:p text:style-name="P59"><text:span text:style-name="T38">S</text:span><text:span text:style-name="T37">e añadiría vecesIgnorado y se eliminarían vecesIgnoradoDia y vecesIgnoradoTurno.</text:span></text:p>
          <text:p text:style-name="P60">Para minimizar se pondría:</text:p>
          <text:p text:style-name="P62"><text:span text:style-name="T76">solve</text:span><text:span text:style-name="T80"> </text:span><text:span text:style-name="T76">minimize</text:span><text:span text:style-name="T80"> </text:span><text:span text:style-name="T83">max</text:span><text:span text:style-name="T80">(x </text:span><text:span text:style-name="T76">in</text:span><text:span text:style-name="T80"> 1..T)(vecesIgnoradoDia[x]);</text:span></text:p>
        </text:list-header>
      </text:list>
      <text:p text:style-name="P58"/>
      <text:p text:style-name="P58"/>
      <text:p text:style-name="P61">En mi caso he decidido dejarlo como la primera opción <text:span text:style-name="T99">(contar las peticiones por separado)</text:span> ya que pienso que para un trabajador que no se cumpla que quiere el día libre y que además trabaje en un turno que no quiere le perjudica doblemente.</text:p>
      <text:list xml:id="list213914894584012" text:continue-numbering="true" text:style-name="L1">
        <text:list-header>
          <text:p text:style-name="P73"><text:s/></text:p>
        </text:list-header>
      </text:list>
      <text:p text:style-name="P10"/>
      <text:p text:style-name="P10"/>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1T15:32:27.496000000</meta:creation-date>
    <dc:date>2020-04-22T21:39:13.904000000</dc:date>
    <meta:editing-duration>PT4H19M5S</meta:editing-duration>
    <meta:editing-cycles>131</meta:editing-cycles>
    <meta:generator>LibreOffice/6.3.3.2$Windows_X86_64 LibreOffice_project/a64200df03143b798afd1ec74a12ab50359878ed</meta:generator>
    <meta:document-statistic meta:table-count="1" meta:image-count="0" meta:object-count="0" meta:page-count="5" meta:paragraph-count="172" meta:word-count="2070" meta:character-count="12128" meta:non-whitespace-character-count="10243"/>
  </office:meta>
</office:document-meta>
</file>